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padding-top="0.177cm" fo:padding-bottom="0.177cm" fo:padding-left="0.302cm" fo:padding-right="0.302cm"/>
    </style:style>
    <style:style style:name="gr2" style:family="graphic" style:parent-style-name="standard">
      <style:graphic-properties svg:stroke-width="0.081cm" svg:stroke-color="#808080" draw:marker-start-width="0.321cm" draw:marker-end-width="0.321cm" draw:fill-color="#ffffff" draw:textarea-vertical-align="middle" draw:auto-grow-height="false" fo:min-height="0.749cm" fo:min-width="0.499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svg:stroke-color="#00cc00" draw:fill-color="#00cc0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dash" draw:stroke-dash="Fine_20_Dashed" svg:stroke-width="0.106cm" svg:stroke-color="#111111" draw:marker-start-width="0.359cm" draw:marker-end-width="0.359cm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draw:stroke="dash" draw:stroke-dash="Fine_20_Dashed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13" style:family="graphic" style:parent-style-name="objectwithoutfill">
      <style:graphic-properties svg:stroke-width="0.106cm" svg:stroke-color="#ff33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svg:stroke-color="#ff3333" draw:fill-color="#ff3333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objectwithoutfill">
      <style:graphic-properties draw:stroke="dash" draw:stroke-dash="Fine_20_Dashed" svg:stroke-width="0.106cm" svg:stroke-color="#ff33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7" style:family="graphic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padding-top="0.177cm" fo:padding-bottom="0.177cm" fo:padding-left="0.302cm" fo:padding-right="0.302cm"/>
    </style:style>
    <style:style style:name="gr18" style:family="graphic">
      <style:graphic-properties svg:stroke-width="0.081cm" svg:stroke-color="#808080" draw:marker-start-width="0.321cm" draw:marker-end-width="0.321cm" draw:fill-color="#ffffff" draw:textarea-vertical-align="middle" draw:auto-grow-height="false" fo:min-height="0.749cm" fo:min-width="0.499cm" fo:padding-top="0.165cm" fo:padding-bottom="0.165cm" fo:padding-left="0.29cm" fo:padding-right="0.29cm"/>
    </style:style>
    <style:style style:name="gr19" style:family="graphic">
      <style:graphic-properties draw:textarea-horizontal-align="justify" draw:textarea-vertical-align="middle" draw:auto-grow-height="false"/>
    </style:style>
    <style:style style:name="gr20" style:family="graphic">
      <style:graphic-properties svg:stroke-color="#00cc00" draw:fill-color="#00cc00" draw:textarea-horizontal-align="justify" draw:textarea-vertical-align="middle" draw:auto-grow-height="false"/>
    </style:style>
    <style:style style:name="gr21" style:family="graphic" style:parent-style-name="standard">
      <style:graphic-properties svg:stroke-color="#ff3333" draw:fill-color="#ffffff" draw:textarea-horizontal-align="justify" draw:textarea-vertical-align="middle" draw:auto-grow-height="false"/>
    </style:style>
    <style:style style:name="gr22" style:family="graphic">
      <style:graphic-properties svg:stroke-color="#ff3333" draw:fill-color="#ffffff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7.928cm" style:use-optimal-column-width="false"/>
    </style:style>
    <style:style style:name="ro1" style:family="table-row">
      <style:table-row-properties style:row-height="1.142cm"/>
    </style:style>
    <style:style style:name="ro2" style:family="table-row">
      <style:table-row-properties style:row-height="1.143cm"/>
    </style:style>
    <style:style style:name="ce1" style:family="table-cell">
      <style:graphic-properties style:repeat="repeat"/>
      <style:paragraph-properties fo:text-align="center"/>
    </style:style>
    <style:style style:name="ce2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18pt"/>
    </style:style>
    <style:style style:name="P7" style:family="paragraph">
      <style:text-properties fo:color="#ff3333" fo:font-weight="bold" style:font-weight-asian="bold" style:font-weight-complex="bold"/>
    </style:style>
    <style:style style:name="P8" style:family="paragraph">
      <style:text-properties fo:font-size="36pt"/>
    </style:style>
    <style:style style:name="P9" style:family="paragraph">
      <style:text-properties fo:font-size="22pt"/>
    </style:style>
    <style:style style:name="P10" style:family="paragraph">
      <style:paragraph-properties fo:text-align="center"/>
      <style:text-properties fo:color="#ff3333"/>
    </style:style>
    <style:style style:name="P11" style:family="paragraph">
      <style:paragraph-properties fo:text-align="center"/>
      <style:text-properties fo:color="#ff3333" fo:font-size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/>
    </style:style>
    <style:style style:name="T4" style:family="text">
      <style:text-properties fo:color="#ff3333" fo:font-weight="bold" style:font-weight-asian="bold" style:font-weight-complex="bold"/>
    </style:style>
    <style:style style:name="T5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5.908cm" svg:height="14.986cm" svg:x="1.016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94cm" svg:height="2.794cm" svg:x="-0.422cm" svg:y="11.13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" draw:text-style-name="P1" draw:layer="layout" svg:width="7.62cm" svg:height="5.334cm" svg:x="1.016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94cm" svg:height="2.794cm" svg:x="-0.408cm" svg:y="6.164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xml:id="id2" draw:id="id2" draw:layer="layout" svg:width="2.794cm" svg:height="2.794cm" svg:x="22.698cm" svg:y="-0.154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3" draw:text-style-name="P2" draw:layer="layout" svg:width="6.858cm" svg:height="1.673cm" svg:x="11.274cm" svg:y="17.88cm">
          <draw:text-box>
            <text:p><text:span text:style-name="T1">ARENA A</text:span></text:p>
          </draw:text-box>
        </draw:frame>
        <draw:custom-shape draw:style-name="gr1" draw:text-style-name="P1" draw:layer="layout" svg:width="7.62cm" svg:height="9.652cm" svg:x="8.642cm" svg:y="1.27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6.262cm" svg:y1="10.922cm" svg:x2="19.558cm" svg:y2="10.922cm">
          <text:p/>
        </draw:line>
        <draw:line draw:style-name="gr5" draw:text-style-name="P1" xml:id="id1" draw:id="id1" draw:layer="layout" svg:x1="19.52cm" svg:y1="10.922cm" svg:x2="19.52cm" svg:y2="9.144cm">
          <text:p text:style-name="P1">`</text:p>
        </draw:line>
        <draw:custom-shape draw:style-name="gr2" draw:text-style-name="P1" draw:layer="layout" svg:width="2.794cm" svg:height="2.794cm" svg:x="14.886cm" svg:y="7.38cm">
          <text:p/>
          <draw:enhanced-geometry draw:glue-point-type="segments" draw:type="mso-spt100" draw:modifiers="-88.4414609592203 -179.24480902157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7.266cm" svg:y="8.366cm">
          <text:p/>
          <draw:enhanced-geometry draw:glue-point-type="segments" draw:type="mso-spt100" draw:modifiers="0.142118604483626 -89.375484544917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6.134cm" svg:y="5.234cm">
          <text:p/>
          <draw:enhanced-geometry draw:glue-point-type="segments" draw:type="mso-spt100" draw:modifiers="-88.3800554392233 -179.28153093057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2.54cm" svg:height="1.016cm" svg:x="19.966cm" svg:y="4.8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20.22cm" svg:y="6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1.521cm" svg:y="6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1.522cm" svg:y="3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0.223cm" svg:y="3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27cm" svg:height="1.016cm" svg:x="18.134cm" svg:y="9.75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0.594cm" svg:x="16.664cm" svg:y="10.17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1.27cm" svg:x="16.41cm" svg:y="3.7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24cm" svg:height="0.508cm" svg:x="19.266cm" svg:y="1.4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24cm" svg:height="0.508cm" svg:x="24.338cm" svg:y="1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508cm" svg:height="0.508cm" svg:x="23.876cm" svg:y="3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24.638cm" svg:y="3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25.4cm" svg:y="3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26.162cm" svg:y="3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1.27cm" svg:x="26.316cm" svg:y="4.5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24cm" svg:height="0.508cm" svg:x="8.736cm" svg:y="15.4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62cm" svg:height="0.762cm" svg:x="10.668cm" svg:y="14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layer="layout" svg:width="2.149cm" svg:height="0.962cm" svg:x="3.556cm" svg:y="3.102cm">
          <draw:text-box>
            <text:p>Office</text:p>
          </draw:text-box>
        </draw:frame>
        <draw:frame draw:style-name="gr8" draw:text-style-name="P3" draw:layer="layout" svg:width="3.304cm" svg:height="1.119cm" svg:x="6.442cm" svg:y="12.954cm">
          <draw:text-box>
            <text:p><text:span text:style-name="T2">Corridor</text:span></text:p>
          </draw:text-box>
        </draw:frame>
        <draw:frame draw:style-name="gr8" draw:text-style-name="P3" draw:layer="layout" svg:width="3.647cm" svg:height="1.119cm" svg:x="10.668cm" svg:y="6.356cm">
          <draw:text-box>
            <text:p><text:span text:style-name="T2">Bedroom</text:span></text:p>
          </draw:text-box>
        </draw:frame>
        <draw:frame draw:style-name="gr8" draw:text-style-name="P3" draw:layer="layout" svg:width="4.515cm" svg:height="1.119cm" svg:x="22.098cm" svg:y="11.176cm">
          <draw:text-box>
            <text:p><text:span text:style-name="T2">Living room</text:span></text:p>
          </draw:text-box>
        </draw:frame>
        <draw:frame draw:style-name="gr8" draw:text-style-name="P3" draw:layer="layout" svg:width="3.093cm" svg:height="1.119cm" svg:x="17.521cm" svg:y="6.809cm">
          <draw:text-box>
            <text:p><text:span text:style-name="T2">Kitchen</text:span></text:p>
          </draw:text-box>
        </draw:frame>
        <draw:connector draw:style-name="gr9" draw:text-style-name="P1" draw:layer="layout" draw:line-skew="1.583cm" svg:x1="19.52cm" svg:y1="10.922cm" svg:x2="22.698cm" svg:y2="1.243cm" draw:start-shape="id1" draw:start-glue-point="2" draw:end-shape="id2" draw:end-glue-point="3" svg:d="M19520 10922h3178v-9679" svg:viewBox="0 0 3179 9680">
          <text:p/>
        </draw:connector>
        <draw:line draw:style-name="gr10" draw:text-style-name="P1" draw:layer="layout" svg:x1="16.262cm" svg:y1="10.922cm" svg:x2="16.262cm" svg:y2="16.256cm">
          <text:p/>
        </draw:line>
        <draw:custom-shape draw:style-name="gr6" draw:text-style-name="P1" draw:layer="layout" svg:width="1.27cm" svg:height="1.27cm" svg:x="23.922cm" svg:y="13.5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0.762cm" svg:height="0.762cm" svg:x="23.568cm" svg:y="13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3.468cm" svg:y="14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4.892cm" svg:y="13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4.892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16.51cm" svg:y="15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17.211cm" svg:y="15.4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18.012cm" svg:y="15.4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18.813cm" svg:y="15.4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15.169cm" svg:y="11.1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1.27cm" svg:x="19.658cm" svg:y="9.3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032cm" svg:height="3.556cm" svg:x="11.876cm" svg:y="1.6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0.508cm" svg:x="14.986cm" svg:y="1.7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8.89cm" svg:y="1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7cm" svg:height="1.778cm" svg:x="8.828cm" svg:y="5.84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6cm" svg:height="2.54cm" svg:x="7.366cm" svg:y="1.5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6.35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7cm" svg:height="1.27cm" svg:x="1.27cm" svg:y="3.44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25.908cm" svg:height="14.986cm" svg:x="1.016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9.652cm" svg:x="5.442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96cm" svg:height="9.652cm" svg:x="13.062cm" svg:y="1.27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9.158cm" svg:y1="10.922cm" svg:x2="19.158cm" svg:y2="16.256cm">
          <text:p/>
        </draw:line>
        <draw:custom-shape draw:style-name="gr2" draw:text-style-name="P1" draw:layer="layout" svg:width="2.794cm" svg:height="2.794cm" svg:x="-0.422cm" svg:y="10.53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-0.408cm" svg:y="4.064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8.62cm" svg:y="9.552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15.34cm" svg:y="9.552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22.798cm" svg:y="-0.154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17.78cm" svg:y="5.388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17.78cm" svg:y="10.476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8" draw:text-style-name="P3" draw:layer="layout" svg:width="3.093cm" svg:height="1.119cm" svg:x="14.932cm" svg:y="5.788cm">
          <draw:text-box>
            <text:p><text:span text:style-name="T2">Kitchen</text:span></text:p>
          </draw:text-box>
        </draw:frame>
        <draw:frame draw:style-name="gr8" draw:text-style-name="P3" draw:layer="layout" svg:width="4.816cm" svg:height="1.119cm" svg:x="20.869cm" svg:y="13.029cm">
          <draw:text-box>
            <text:p><text:span text:style-name="T2">Living Room</text:span></text:p>
          </draw:text-box>
        </draw:frame>
        <draw:frame draw:style-name="gr8" draw:text-style-name="P3" draw:layer="layout" svg:width="3.647cm" svg:height="1.119cm" svg:x="8.382cm" svg:y="5.134cm">
          <draw:text-box>
            <text:p><text:span text:style-name="T2">Bedroom</text:span></text:p>
          </draw:text-box>
        </draw:frame>
        <draw:frame draw:style-name="gr8" draw:text-style-name="P3" draw:layer="layout" svg:width="3.304cm" svg:height="1.119cm" svg:x="2.738cm" svg:y="13.516cm">
          <draw:text-box>
            <text:p><text:span text:style-name="T2">Corridor</text:span></text:p>
          </draw:text-box>
        </draw:frame>
        <draw:custom-shape draw:style-name="gr6" draw:text-style-name="P1" draw:layer="layout" svg:width="0.762cm" svg:height="0.762cm" svg:x="11.884cm" svg:y="9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5.908cm" svg:y="13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032cm" svg:height="0.508cm" svg:x="22.352cm" svg:y="15.39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11.938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5.688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1.27cm" svg:x="12.346cm" svg:y="4.8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4cm" svg:height="1.27cm" svg:x="5.588cm" svg:y="5.33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6cm" svg:height="1.27cm" svg:x="5.588cm" svg:y="9.3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6.858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5.334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12.546cm" svg:y="11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524cm" svg:height="0.508cm" svg:x="6.858cm" svg:y="11.17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24cm" svg:height="0.508cm" svg:x="15.494cm" svg:y="1.5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1.27cm" svg:x="13.208cm" svg:y="4.8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54cm" svg:height="1.778cm" svg:x="13.262cm" svg:y="7.1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19.304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54cm" svg:height="1.778cm" svg:x="19.312cm" svg:y="9.5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86cm" svg:height="0.762cm" svg:x="19.912cm" svg:y="1.3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1.27cm" svg:x="26.362cm" svg:y="4.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6cm" svg:height="1.016cm" svg:x="24.022cm" svg:y="10.6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24.13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3.014cm" svg:y="10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5.3cm" svg:y="10.7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54cm" svg:height="1.016cm" svg:x="20.574cm" svg:y="4.5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20.828cm" svg:y="5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2.129cm" svg:y="5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2.13cm" svg:y="3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0.831cm" svg:y="3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1.27cm" svg:x="18.442cm" svg:y="5.33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6.858cm" svg:height="1.673cm" svg:x="11.274cm" svg:y="17.88cm">
          <draw:text-box>
            <text:p><text:span text:style-name="T1">ARENA B</text:span></text:p>
          </draw:text-box>
        </draw:frame>
        <draw:frame draw:style-name="gr8" draw:text-style-name="P3" draw:layer="layout" svg:width="4.985cm" svg:height="1.119cm" svg:x="20.784cm" svg:y="6.625cm">
          <draw:text-box>
            <text:p><text:span text:style-name="T2">Dining Room</text:span></text:p>
          </draw:text-box>
        </draw:frame>
        <draw:line draw:style-name="gr10" draw:text-style-name="P1" draw:layer="layout" svg:x1="19.158cm" svg:y1="8.99cm" svg:x2="26.924cm" svg:y2="8.99cm">
          <text:p/>
        </draw:line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25.908cm" svg:height="14.986cm" svg:x="1.016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94cm" svg:height="2.794cm" svg:x="-0.422cm" svg:y="11.13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" draw:text-style-name="P1" draw:layer="layout" svg:width="7.62cm" svg:height="5.334cm" svg:x="1.016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94cm" svg:height="2.794cm" svg:x="-0.408cm" svg:y="6.164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xml:id="id4" draw:id="id4" draw:layer="layout" svg:width="2.794cm" svg:height="2.794cm" svg:x="22.698cm" svg:y="-0.154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3" draw:text-style-name="P2" draw:layer="layout" svg:width="6.858cm" svg:height="1.673cm" svg:x="11.274cm" svg:y="17.88cm">
          <draw:text-box>
            <text:p><text:span text:style-name="T1">ARENA A</text:span></text:p>
          </draw:text-box>
        </draw:frame>
        <draw:custom-shape draw:style-name="gr1" draw:text-style-name="P1" draw:layer="layout" svg:width="7.62cm" svg:height="9.652cm" svg:x="8.642cm" svg:y="1.27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6.262cm" svg:y1="10.922cm" svg:x2="19.558cm" svg:y2="10.922cm">
          <text:p/>
        </draw:line>
        <draw:line draw:style-name="gr5" draw:text-style-name="P5" xml:id="id3" draw:id="id3" draw:layer="layout" svg:x1="19.52cm" svg:y1="10.922cm" svg:x2="19.52cm" svg:y2="9.144cm">
          <text:p text:style-name="P1"><text:span text:style-name="T3">`</text:span></text:p>
        </draw:line>
        <draw:custom-shape draw:style-name="gr2" draw:text-style-name="P1" draw:layer="layout" svg:width="2.794cm" svg:height="2.794cm" svg:x="14.886cm" svg:y="7.38cm">
          <text:p/>
          <draw:enhanced-geometry draw:glue-point-type="segments" draw:type="mso-spt100" draw:modifiers="-88.4414609592203 -179.24480902157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7.266cm" svg:y="8.366cm">
          <text:p/>
          <draw:enhanced-geometry draw:glue-point-type="segments" draw:type="mso-spt100" draw:modifiers="0.142118604483626 -89.375484544917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6.134cm" svg:y="5.234cm">
          <text:p/>
          <draw:enhanced-geometry draw:glue-point-type="segments" draw:type="mso-spt100" draw:modifiers="-88.3800554392233 -179.28153093057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2.54cm" svg:height="1.016cm" svg:x="19.966cm" svg:y="4.8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20.22cm" svg:y="6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1.521cm" svg:y="6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1.522cm" svg:y="3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0.223cm" svg:y="3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27cm" svg:height="1.016cm" svg:x="18.134cm" svg:y="9.75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0.594cm" svg:x="16.664cm" svg:y="10.17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1.27cm" svg:x="16.41cm" svg:y="3.7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24cm" svg:height="0.508cm" svg:x="19.266cm" svg:y="1.4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24cm" svg:height="0.508cm" svg:x="24.338cm" svg:y="1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508cm" svg:height="0.508cm" svg:x="23.876cm" svg:y="3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24.638cm" svg:y="3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25.4cm" svg:y="3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26.162cm" svg:y="3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1.27cm" svg:x="26.316cm" svg:y="4.5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24cm" svg:height="0.508cm" svg:x="8.736cm" svg:y="15.4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62cm" svg:height="0.762cm" svg:x="10.668cm" svg:y="14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2.149cm" svg:height="0.962cm" svg:x="3.556cm" svg:y="3.102cm">
          <draw:text-box>
            <text:p><text:span text:style-name="T3">Office</text:span></text:p>
          </draw:text-box>
        </draw:frame>
        <draw:frame draw:style-name="gr8" draw:text-style-name="P3" draw:layer="layout" svg:width="3.304cm" svg:height="1.119cm" svg:x="6.442cm" svg:y="12.954cm">
          <draw:text-box>
            <text:p><text:span text:style-name="T2">Corridor</text:span></text:p>
          </draw:text-box>
        </draw:frame>
        <draw:frame draw:style-name="gr8" draw:text-style-name="P3" draw:layer="layout" svg:width="3.647cm" svg:height="1.119cm" svg:x="10.668cm" svg:y="6.356cm">
          <draw:text-box>
            <text:p><text:span text:style-name="T2">Bedroom</text:span></text:p>
          </draw:text-box>
        </draw:frame>
        <draw:frame draw:style-name="gr8" draw:text-style-name="P3" draw:layer="layout" svg:width="4.515cm" svg:height="1.119cm" svg:x="22.098cm" svg:y="11.176cm">
          <draw:text-box>
            <text:p><text:span text:style-name="T2">Living room</text:span></text:p>
          </draw:text-box>
        </draw:frame>
        <draw:frame draw:style-name="gr8" draw:text-style-name="P3" draw:layer="layout" svg:width="3.093cm" svg:height="1.119cm" svg:x="17.521cm" svg:y="6.809cm">
          <draw:text-box>
            <text:p><text:span text:style-name="T2">Kitchen</text:span></text:p>
          </draw:text-box>
        </draw:frame>
        <draw:connector draw:style-name="gr9" draw:text-style-name="P1" draw:layer="layout" draw:line-skew="1.583cm" svg:x1="19.52cm" svg:y1="10.922cm" svg:x2="22.698cm" svg:y2="1.243cm" draw:start-shape="id3" draw:start-glue-point="2" draw:end-shape="id4" draw:end-glue-point="3" svg:d="M19520 10922h3178v-9679" svg:viewBox="0 0 3179 9680">
          <text:p/>
        </draw:connector>
        <draw:line draw:style-name="gr10" draw:text-style-name="P1" draw:layer="layout" svg:x1="16.262cm" svg:y1="10.922cm" svg:x2="16.262cm" svg:y2="16.256cm">
          <text:p/>
        </draw:line>
        <draw:custom-shape draw:style-name="gr6" draw:text-style-name="P1" draw:layer="layout" svg:width="1.27cm" svg:height="1.27cm" svg:x="23.922cm" svg:y="13.5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0.762cm" svg:height="0.762cm" svg:x="23.568cm" svg:y="13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3.468cm" svg:y="14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4.892cm" svg:y="13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4.892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16.51cm" svg:y="15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17.211cm" svg:y="15.4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18.012cm" svg:y="15.4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18.813cm" svg:y="15.4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15.169cm" svg:y="11.1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1.27cm" svg:x="19.658cm" svg:y="9.3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032cm" svg:height="3.556cm" svg:x="11.876cm" svg:y="1.6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0.508cm" svg:x="14.986cm" svg:y="1.7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8.89cm" svg:y="1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7cm" svg:height="1.778cm" svg:x="8.828cm" svg:y="5.84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6cm" svg:height="2.54cm" svg:x="7.366cm" svg:y="1.5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6.35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7cm" svg:height="1.27cm" svg:x="1.27cm" svg:y="3.4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layer="layout" svg:width="0.853cm" svg:height="0.962cm" svg:x="1.132cm" svg:y="3.61cm">
          <draw:text-box>
            <text:p>1</text:p>
          </draw:text-box>
        </draw:frame>
        <draw:frame draw:style-name="gr8" draw:layer="layout" svg:width="0.853cm" svg:height="0.962cm" svg:x="7.466cm" svg:y="2.348cm">
          <draw:text-box>
            <text:p>2</text:p>
          </draw:text-box>
        </draw:frame>
        <draw:frame draw:style-name="gr8" draw:layer="layout" svg:width="0.853cm" svg:height="0.962cm" svg:x="12.446cm" svg:y="3.056cm">
          <draw:text-box>
            <text:p>3</text:p>
          </draw:text-box>
        </draw:frame>
        <draw:frame draw:style-name="gr8" draw:layer="layout" svg:width="0.853cm" svg:height="0.962cm" svg:x="8.698cm" svg:y="6.296cm">
          <draw:text-box>
            <text:p>4</text:p>
          </draw:text-box>
        </draw:frame>
        <draw:frame draw:style-name="gr12" draw:layer="layout" svg:width="1.205cm" svg:height="0.962cm" svg:x="8.907cm" svg:y="15.278cm">
          <draw:text-box>
            <text:p>14</text:p>
          </draw:text-box>
        </draw:frame>
        <draw:frame draw:style-name="gr12" draw:layer="layout" svg:width="0.853cm" svg:height="0.962cm" svg:x="16.227cm" svg:y="3.91cm">
          <draw:text-box>
            <text:p>5</text:p>
          </draw:text-box>
        </draw:frame>
        <draw:frame draw:style-name="gr12" draw:layer="layout" svg:width="0.853cm" svg:height="0.962cm" svg:x="18.397cm" svg:y="9.86cm">
          <draw:text-box>
            <text:p>7</text:p>
          </draw:text-box>
        </draw:frame>
        <draw:frame draw:style-name="gr12" draw:layer="layout" svg:width="0.853cm" svg:height="0.962cm" svg:x="16.898cm" svg:y="10.06cm">
          <draw:text-box>
            <text:p>6</text:p>
          </draw:text-box>
        </draw:frame>
        <draw:frame draw:style-name="gr12" draw:layer="layout" svg:width="0.853cm" svg:height="0.962cm" svg:x="19.498cm" svg:y="9.56cm">
          <draw:text-box>
            <text:p>8</text:p>
          </draw:text-box>
        </draw:frame>
        <draw:frame draw:style-name="gr12" draw:layer="layout" svg:width="0.853cm" svg:height="0.962cm" svg:x="19.599cm" svg:y="1.26cm">
          <draw:text-box>
            <text:p>9</text:p>
          </draw:text-box>
        </draw:frame>
        <draw:frame draw:style-name="gr12" draw:layer="layout" svg:width="1.205cm" svg:height="0.962cm" svg:x="20.7cm" svg:y="4.86cm">
          <draw:text-box>
            <text:p>10</text:p>
          </draw:text-box>
        </draw:frame>
        <draw:frame draw:style-name="gr12" draw:layer="layout" svg:width="1.205cm" svg:height="0.962cm" svg:x="24.501cm" svg:y="1.26cm">
          <draw:text-box>
            <text:p>11</text:p>
          </draw:text-box>
        </draw:frame>
        <draw:frame draw:style-name="gr12" draw:layer="layout" svg:width="1.205cm" svg:height="0.962cm" svg:x="25.902cm" svg:y="4.76cm">
          <draw:text-box>
            <text:p>12</text:p>
          </draw:text-box>
        </draw:frame>
        <draw:frame draw:style-name="gr12" draw:layer="layout" svg:width="1.205cm" svg:height="0.962cm" svg:x="23.903cm" svg:y="13.66cm">
          <draw:text-box>
            <text:p>13</text:p>
          </draw:text-box>
        </draw:frame>
        <presentation:notes draw:style-name="dp2">
          <draw:page-thumbnail draw:style-name="gr11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" draw:layer="layout" svg:width="25.908cm" svg:height="14.986cm" svg:x="1.016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9.652cm" svg:x="5.442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96cm" svg:height="9.652cm" svg:x="13.062cm" svg:y="1.27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9.158cm" svg:y1="10.922cm" svg:x2="19.158cm" svg:y2="16.256cm">
          <text:p/>
        </draw:line>
        <draw:custom-shape draw:style-name="gr2" draw:text-style-name="P1" draw:layer="layout" svg:width="2.794cm" svg:height="2.794cm" svg:x="-0.422cm" svg:y="10.53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-0.408cm" svg:y="4.064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8.62cm" svg:y="9.552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15.34cm" svg:y="9.552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22.798cm" svg:y="-0.154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17.78cm" svg:y="5.388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17.78cm" svg:y="10.476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8" draw:text-style-name="P3" draw:layer="layout" svg:width="3.093cm" svg:height="1.119cm" svg:x="14.932cm" svg:y="5.788cm">
          <draw:text-box>
            <text:p><text:span text:style-name="T2">Kitchen</text:span></text:p>
          </draw:text-box>
        </draw:frame>
        <draw:frame draw:style-name="gr8" draw:text-style-name="P3" draw:layer="layout" svg:width="4.816cm" svg:height="1.119cm" svg:x="20.869cm" svg:y="13.029cm">
          <draw:text-box>
            <text:p><text:span text:style-name="T2">Living Room</text:span></text:p>
          </draw:text-box>
        </draw:frame>
        <draw:frame draw:style-name="gr8" draw:text-style-name="P3" draw:layer="layout" svg:width="3.647cm" svg:height="1.119cm" svg:x="8.382cm" svg:y="5.134cm">
          <draw:text-box>
            <text:p><text:span text:style-name="T2">Bedroom</text:span></text:p>
          </draw:text-box>
        </draw:frame>
        <draw:frame draw:style-name="gr8" draw:text-style-name="P3" draw:layer="layout" svg:width="3.304cm" svg:height="1.119cm" svg:x="2.738cm" svg:y="13.516cm">
          <draw:text-box>
            <text:p><text:span text:style-name="T2">Corridor</text:span></text:p>
          </draw:text-box>
        </draw:frame>
        <draw:custom-shape draw:style-name="gr6" draw:text-style-name="P1" draw:layer="layout" svg:width="0.762cm" svg:height="0.762cm" svg:x="11.884cm" svg:y="9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5.908cm" svg:y="13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032cm" svg:height="0.508cm" svg:x="22.352cm" svg:y="15.39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11.938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5.688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1.27cm" svg:x="12.346cm" svg:y="4.8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4cm" svg:height="1.27cm" svg:x="5.588cm" svg:y="5.33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6cm" svg:height="1.27cm" svg:x="5.588cm" svg:y="9.3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6.858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5.334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12.546cm" svg:y="11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524cm" svg:height="0.508cm" svg:x="6.858cm" svg:y="11.17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24cm" svg:height="0.508cm" svg:x="15.494cm" svg:y="1.5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1.27cm" svg:x="13.208cm" svg:y="4.8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54cm" svg:height="1.778cm" svg:x="13.262cm" svg:y="7.1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19.304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54cm" svg:height="1.778cm" svg:x="19.312cm" svg:y="9.5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86cm" svg:height="0.762cm" svg:x="19.912cm" svg:y="1.3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1.27cm" svg:x="26.362cm" svg:y="4.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6cm" svg:height="1.016cm" svg:x="24.022cm" svg:y="10.6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24.13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3.014cm" svg:y="10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5.3cm" svg:y="10.7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54cm" svg:height="1.016cm" svg:x="20.574cm" svg:y="4.5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20.828cm" svg:y="5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2.129cm" svg:y="5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2.13cm" svg:y="3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0.831cm" svg:y="3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1.27cm" svg:x="18.442cm" svg:y="5.33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6.858cm" svg:height="1.673cm" svg:x="11.274cm" svg:y="17.88cm">
          <draw:text-box>
            <text:p><text:span text:style-name="T1">ARENA B</text:span></text:p>
          </draw:text-box>
        </draw:frame>
        <draw:frame draw:style-name="gr8" draw:text-style-name="P3" draw:layer="layout" svg:width="4.985cm" svg:height="1.119cm" svg:x="20.784cm" svg:y="6.625cm">
          <draw:text-box>
            <text:p><text:span text:style-name="T2">Dining Room</text:span></text:p>
          </draw:text-box>
        </draw:frame>
        <draw:line draw:style-name="gr10" draw:text-style-name="P1" draw:layer="layout" svg:x1="19.158cm" svg:y1="8.99cm" svg:x2="26.924cm" svg:y2="8.99cm">
          <text:p/>
        </draw:line>
        <draw:frame draw:style-name="gr8" draw:layer="layout" svg:width="0.853cm" svg:height="0.962cm" svg:x="6.48cm" svg:y="5.572cm">
          <draw:text-box>
            <text:p>1</text:p>
          </draw:text-box>
        </draw:frame>
        <draw:frame draw:style-name="gr8" draw:layer="layout" svg:width="0.853cm" svg:height="0.962cm" svg:x="5.781cm" svg:y="9.572cm">
          <draw:text-box>
            <text:p>2</text:p>
          </draw:text-box>
        </draw:frame>
        <draw:frame draw:style-name="gr8" draw:layer="layout" svg:width="0.853cm" svg:height="0.962cm" svg:x="12.182cm" svg:y="5.072cm">
          <draw:text-box>
            <text:p>3</text:p>
          </draw:text-box>
        </draw:frame>
        <draw:frame draw:style-name="gr8" draw:layer="layout" svg:width="0.853cm" svg:height="0.962cm" svg:x="13.083cm" svg:y="4.972cm">
          <draw:text-box>
            <text:p>4</text:p>
          </draw:text-box>
        </draw:frame>
        <draw:frame draw:style-name="gr8" draw:layer="layout" svg:width="0.853cm" svg:height="0.962cm" svg:x="13.284cm" svg:y="7.672cm">
          <draw:text-box>
            <text:p>5</text:p>
          </draw:text-box>
        </draw:frame>
        <draw:frame draw:style-name="gr8" draw:layer="layout" svg:width="0.853cm" svg:height="0.962cm" svg:x="15.885cm" svg:y="1.372cm">
          <draw:text-box>
            <text:p>6</text:p>
          </draw:text-box>
        </draw:frame>
        <draw:frame draw:style-name="gr8" draw:layer="layout" svg:width="0.853cm" svg:height="0.962cm" svg:x="18.286cm" svg:y="5.572cm">
          <draw:text-box>
            <text:p>7</text:p>
          </draw:text-box>
        </draw:frame>
        <draw:frame draw:style-name="gr8" draw:layer="layout" svg:width="0.853cm" svg:height="0.962cm" svg:x="20.687cm" svg:y="1.272cm">
          <draw:text-box>
            <text:p>8</text:p>
          </draw:text-box>
        </draw:frame>
        <draw:frame draw:style-name="gr8" draw:layer="layout" svg:width="0.853cm" svg:height="0.962cm" svg:x="21.388cm" svg:y="4.672cm">
          <draw:text-box>
            <text:p>9</text:p>
          </draw:text-box>
        </draw:frame>
        <draw:frame draw:style-name="gr8" draw:layer="layout" svg:width="1.205cm" svg:height="0.962cm" svg:x="25.889cm" svg:y="5.072cm">
          <draw:text-box>
            <text:p>10</text:p>
          </draw:text-box>
        </draw:frame>
        <draw:frame draw:style-name="gr8" draw:layer="layout" svg:width="1.205cm" svg:height="0.962cm" svg:x="19.09cm" svg:y="9.972cm">
          <draw:text-box>
            <text:p>11</text:p>
          </draw:text-box>
        </draw:frame>
        <draw:frame draw:style-name="gr8" draw:layer="layout" svg:width="1.205cm" svg:height="0.962cm" svg:x="23.891cm" svg:y="10.672cm">
          <draw:text-box>
            <text:p>12</text:p>
          </draw:text-box>
        </draw:frame>
        <draw:frame draw:style-name="gr8" draw:layer="layout" svg:width="1.205cm" svg:height="0.962cm" svg:x="22.792cm" svg:y="15.172cm">
          <draw:text-box>
            <text:p>13</text:p>
          </draw:text-box>
        </draw:frame>
        <draw:frame draw:style-name="gr8" draw:layer="layout" svg:width="1.205cm" svg:height="0.962cm" svg:x="6.993cm" svg:y="10.972cm">
          <draw:text-box>
            <text:p>14</text:p>
          </draw:text-box>
        </draw:frame>
        <presentation:notes draw:style-name="dp2">
          <draw:page-thumbnail draw:style-name="gr11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1" draw:layer="layout" svg:width="25.908cm" svg:height="14.986cm" svg:x="1.016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9.652cm" svg:x="5.442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96cm" svg:height="9.652cm" svg:x="13.062cm" svg:y="1.27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9.158cm" svg:y1="10.922cm" svg:x2="19.158cm" svg:y2="16.256cm">
          <text:p/>
        </draw:line>
        <draw:custom-shape draw:style-name="gr2" draw:text-style-name="P1" draw:layer="layout" svg:width="2.794cm" svg:height="2.794cm" svg:x="-0.422cm" svg:y="10.53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-0.408cm" svg:y="4.064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8.62cm" svg:y="9.552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15.34cm" svg:y="9.552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22.798cm" svg:y="-0.154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17.78cm" svg:y="5.388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17.78cm" svg:y="10.476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8" draw:text-style-name="P3" draw:layer="layout" svg:width="3.093cm" svg:height="1.119cm" svg:x="14.932cm" svg:y="5.788cm">
          <draw:text-box>
            <text:p><text:span text:style-name="T2">Kitchen</text:span></text:p>
          </draw:text-box>
        </draw:frame>
        <draw:frame draw:style-name="gr8" draw:text-style-name="P3" draw:layer="layout" svg:width="4.816cm" svg:height="1.119cm" svg:x="20.869cm" svg:y="13.029cm">
          <draw:text-box>
            <text:p><text:span text:style-name="T2">Living Room</text:span></text:p>
          </draw:text-box>
        </draw:frame>
        <draw:frame draw:style-name="gr8" draw:text-style-name="P3" draw:layer="layout" svg:width="3.647cm" svg:height="1.119cm" svg:x="8.382cm" svg:y="5.134cm">
          <draw:text-box>
            <text:p><text:span text:style-name="T2">Bedroom</text:span></text:p>
          </draw:text-box>
        </draw:frame>
        <draw:frame draw:style-name="gr8" draw:text-style-name="P3" draw:layer="layout" svg:width="3.304cm" svg:height="1.119cm" svg:x="2.738cm" svg:y="13.516cm">
          <draw:text-box>
            <text:p><text:span text:style-name="T2">Corridor</text:span></text:p>
          </draw:text-box>
        </draw:frame>
        <draw:custom-shape draw:style-name="gr6" draw:text-style-name="P1" draw:layer="layout" svg:width="0.762cm" svg:height="0.762cm" svg:x="11.884cm" svg:y="9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5.908cm" svg:y="13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032cm" svg:height="0.508cm" svg:x="22.352cm" svg:y="15.39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11.938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5.688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1.27cm" svg:x="12.346cm" svg:y="4.8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4cm" svg:height="1.27cm" svg:x="5.588cm" svg:y="5.33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6cm" svg:height="1.27cm" svg:x="5.588cm" svg:y="9.3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6.858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5.334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12.546cm" svg:y="11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524cm" svg:height="0.508cm" svg:x="6.858cm" svg:y="11.17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24cm" svg:height="0.508cm" svg:x="15.494cm" svg:y="1.5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1.27cm" svg:x="13.208cm" svg:y="4.8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54cm" svg:height="1.778cm" svg:x="13.262cm" svg:y="7.1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19.304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54cm" svg:height="1.778cm" svg:x="19.312cm" svg:y="9.5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86cm" svg:height="0.762cm" svg:x="19.912cm" svg:y="1.3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1.27cm" svg:x="26.362cm" svg:y="4.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6cm" svg:height="1.016cm" svg:x="24.022cm" svg:y="10.6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24.13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3.014cm" svg:y="10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5.3cm" svg:y="10.7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54cm" svg:height="1.016cm" svg:x="20.574cm" svg:y="4.5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20.828cm" svg:y="5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2.129cm" svg:y="5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2.13cm" svg:y="3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0.831cm" svg:y="3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1.27cm" svg:x="18.442cm" svg:y="5.33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6.858cm" svg:height="3.095cm" svg:x="10.414cm" svg:y="17.526cm">
          <draw:text-box>
            <text:p><text:span text:style-name="T1">RIPS:</text:span></text:p>
            <text:p><text:span text:style-name="T1">ARENA B</text:span></text:p>
          </draw:text-box>
        </draw:frame>
        <draw:frame draw:style-name="gr8" draw:text-style-name="P3" draw:layer="layout" svg:width="4.985cm" svg:height="1.119cm" svg:x="20.784cm" svg:y="6.625cm">
          <draw:text-box>
            <text:p><text:span text:style-name="T2">Dining Room</text:span></text:p>
          </draw:text-box>
        </draw:frame>
        <draw:line draw:style-name="gr10" draw:text-style-name="P1" draw:layer="layout" svg:x1="19.158cm" svg:y1="8.99cm" svg:x2="26.924cm" svg:y2="8.99cm">
          <text:p/>
        </draw:line>
        <draw:frame draw:style-name="gr8" draw:text-style-name="P6" draw:layer="layout" svg:width="0.853cm" svg:height="0.962cm" svg:x="6.48cm" svg:y="5.572cm">
          <draw:text-box>
            <text:p><text:span text:style-name="T3">1</text:span></text:p>
          </draw:text-box>
        </draw:frame>
        <draw:frame draw:style-name="gr8" draw:text-style-name="P6" draw:layer="layout" svg:width="0.853cm" svg:height="0.962cm" svg:x="5.781cm" svg:y="9.572cm">
          <draw:text-box>
            <text:p><text:span text:style-name="T3">2</text:span></text:p>
          </draw:text-box>
        </draw:frame>
        <draw:frame draw:style-name="gr8" draw:text-style-name="P6" draw:layer="layout" svg:width="0.853cm" svg:height="0.962cm" svg:x="12.182cm" svg:y="5.072cm">
          <draw:text-box>
            <text:p><text:span text:style-name="T3">3</text:span></text:p>
          </draw:text-box>
        </draw:frame>
        <draw:frame draw:style-name="gr8" draw:text-style-name="P6" draw:layer="layout" svg:width="0.853cm" svg:height="0.962cm" svg:x="13.083cm" svg:y="4.972cm">
          <draw:text-box>
            <text:p><text:span text:style-name="T3">4</text:span></text:p>
          </draw:text-box>
        </draw:frame>
        <draw:frame draw:style-name="gr8" draw:text-style-name="P6" draw:layer="layout" svg:width="0.853cm" svg:height="0.962cm" svg:x="13.284cm" svg:y="7.672cm">
          <draw:text-box>
            <text:p><text:span text:style-name="T3">5</text:span></text:p>
          </draw:text-box>
        </draw:frame>
        <draw:frame draw:style-name="gr8" draw:text-style-name="P6" draw:layer="layout" svg:width="0.853cm" svg:height="0.962cm" svg:x="15.885cm" svg:y="1.372cm">
          <draw:text-box>
            <text:p><text:span text:style-name="T3">6</text:span></text:p>
          </draw:text-box>
        </draw:frame>
        <draw:frame draw:style-name="gr8" draw:text-style-name="P6" draw:layer="layout" svg:width="0.853cm" svg:height="0.962cm" svg:x="18.286cm" svg:y="5.572cm">
          <draw:text-box>
            <text:p><text:span text:style-name="T3">7</text:span></text:p>
          </draw:text-box>
        </draw:frame>
        <draw:frame draw:style-name="gr8" draw:text-style-name="P6" draw:layer="layout" svg:width="0.853cm" svg:height="0.962cm" svg:x="20.687cm" svg:y="1.272cm">
          <draw:text-box>
            <text:p><text:span text:style-name="T3">8</text:span></text:p>
          </draw:text-box>
        </draw:frame>
        <draw:frame draw:style-name="gr8" draw:text-style-name="P6" draw:layer="layout" svg:width="0.853cm" svg:height="0.962cm" svg:x="21.388cm" svg:y="4.672cm">
          <draw:text-box>
            <text:p><text:span text:style-name="T3">9</text:span></text:p>
          </draw:text-box>
        </draw:frame>
        <draw:frame draw:style-name="gr8" draw:text-style-name="P6" draw:layer="layout" svg:width="1.205cm" svg:height="0.962cm" svg:x="25.889cm" svg:y="5.072cm">
          <draw:text-box>
            <text:p><text:span text:style-name="T3">10</text:span></text:p>
          </draw:text-box>
        </draw:frame>
        <draw:frame draw:style-name="gr8" draw:text-style-name="P6" draw:layer="layout" svg:width="1.205cm" svg:height="0.962cm" svg:x="19.09cm" svg:y="9.972cm">
          <draw:text-box>
            <text:p><text:span text:style-name="T3">11</text:span></text:p>
          </draw:text-box>
        </draw:frame>
        <draw:frame draw:style-name="gr8" draw:text-style-name="P6" draw:layer="layout" svg:width="1.205cm" svg:height="0.962cm" svg:x="23.891cm" svg:y="10.672cm">
          <draw:text-box>
            <text:p><text:span text:style-name="T3">12</text:span></text:p>
          </draw:text-box>
        </draw:frame>
        <draw:frame draw:style-name="gr8" draw:text-style-name="P6" draw:layer="layout" svg:width="1.205cm" svg:height="0.962cm" svg:x="22.792cm" svg:y="15.172cm">
          <draw:text-box>
            <text:p><text:span text:style-name="T3">13</text:span></text:p>
          </draw:text-box>
        </draw:frame>
        <draw:frame draw:style-name="gr8" draw:text-style-name="P6" draw:layer="layout" svg:width="1.205cm" svg:height="0.962cm" svg:x="6.993cm" svg:y="10.972cm">
          <draw:text-box>
            <text:p><text:span text:style-name="T3">14</text:span></text:p>
          </draw:text-box>
        </draw:frame>
        <draw:line draw:style-name="gr13" draw:text-style-name="P1" draw:layer="layout" svg:x1="0.254cm" svg:y1="12.954cm" svg:x2="16.51cm" svg:y2="13.716cm">
          <text:p/>
        </draw:line>
        <draw:line draw:style-name="gr13" draw:text-style-name="P1" draw:layer="layout" svg:x1="16.764cm" svg:y1="13.462cm" svg:x2="24.638cm" svg:y2="8.99cm">
          <text:p/>
        </draw:line>
        <draw:line draw:style-name="gr13" draw:text-style-name="P1" draw:layer="layout" svg:x1="24.638cm" svg:y1="9.044cm" svg:x2="23.622cm" svg:y2="0.254cm">
          <text:p/>
        </draw:line>
        <draw:custom-shape draw:style-name="gr14" draw:text-style-name="P1" draw:layer="layout" svg:width="1.016cm" svg:height="0.762cm" svg:x="16.002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layer="layout" svg:width="4.064cm" svg:height="1.673cm" svg:x="14.732cm" svg:y="13.97cm">
          <draw:text-box>
            <text:p>Continue rule check</text:p>
          </draw:text-box>
        </draw:frame>
        <presentation:notes draw:style-name="dp2">
          <draw:page-thumbnail draw:style-name="gr11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" draw:text-style-name="P1" draw:layer="layout" svg:width="25.908cm" svg:height="14.986cm" svg:x="1.016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94cm" svg:height="2.794cm" svg:x="-0.422cm" svg:y="11.13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" draw:text-style-name="P1" draw:layer="layout" svg:width="7.62cm" svg:height="5.334cm" svg:x="1.016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94cm" svg:height="2.794cm" svg:x="-0.408cm" svg:y="6.164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xml:id="id6" draw:id="id6" draw:layer="layout" svg:width="2.794cm" svg:height="2.794cm" svg:x="22.698cm" svg:y="-0.154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3" draw:text-style-name="P2" draw:layer="layout" svg:width="6.858cm" svg:height="3.095cm" svg:x="11.274cm" svg:y="17.88cm">
          <draw:text-box>
            <text:p><text:span text:style-name="T1">Navigation: ARENA A</text:span></text:p>
          </draw:text-box>
        </draw:frame>
        <draw:custom-shape draw:style-name="gr1" draw:text-style-name="P1" draw:layer="layout" svg:width="7.62cm" svg:height="9.652cm" svg:x="8.642cm" svg:y="1.27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6.262cm" svg:y1="10.922cm" svg:x2="19.558cm" svg:y2="10.922cm">
          <text:p/>
        </draw:line>
        <draw:line draw:style-name="gr5" draw:text-style-name="P5" xml:id="id5" draw:id="id5" draw:layer="layout" svg:x1="19.52cm" svg:y1="10.922cm" svg:x2="19.52cm" svg:y2="9.144cm">
          <text:p text:style-name="P1"><text:span text:style-name="T3">`</text:span></text:p>
        </draw:line>
        <draw:custom-shape draw:style-name="gr2" draw:text-style-name="P1" draw:layer="layout" svg:width="2.794cm" svg:height="2.794cm" svg:x="14.886cm" svg:y="7.38cm">
          <text:p/>
          <draw:enhanced-geometry draw:glue-point-type="segments" draw:type="mso-spt100" draw:modifiers="-88.4414609592203 -179.24480902157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7.266cm" svg:y="8.366cm">
          <text:p/>
          <draw:enhanced-geometry draw:glue-point-type="segments" draw:type="mso-spt100" draw:modifiers="0.142118604483626 -89.375484544917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6.134cm" svg:y="5.234cm">
          <text:p/>
          <draw:enhanced-geometry draw:glue-point-type="segments" draw:type="mso-spt100" draw:modifiers="-88.3800554392233 -179.28153093057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2.54cm" svg:height="1.016cm" svg:x="19.966cm" svg:y="4.8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20.22cm" svg:y="6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1.521cm" svg:y="6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1.522cm" svg:y="3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0.223cm" svg:y="3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27cm" svg:height="1.016cm" svg:x="18.134cm" svg:y="9.75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0.594cm" svg:x="16.664cm" svg:y="10.17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1.27cm" svg:x="16.41cm" svg:y="3.7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24cm" svg:height="0.508cm" svg:x="19.266cm" svg:y="1.4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24cm" svg:height="0.508cm" svg:x="24.338cm" svg:y="1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508cm" svg:height="0.508cm" svg:x="23.876cm" svg:y="3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24.638cm" svg:y="3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25.4cm" svg:y="3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26.162cm" svg:y="3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1.27cm" svg:x="26.316cm" svg:y="4.5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24cm" svg:height="0.508cm" svg:x="8.736cm" svg:y="15.4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62cm" svg:height="0.762cm" svg:x="10.668cm" svg:y="14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2.149cm" svg:height="0.962cm" svg:x="3.556cm" svg:y="3.102cm">
          <draw:text-box>
            <text:p><text:span text:style-name="T3">Office</text:span></text:p>
          </draw:text-box>
        </draw:frame>
        <draw:frame draw:style-name="gr8" draw:text-style-name="P3" draw:layer="layout" svg:width="3.304cm" svg:height="1.119cm" svg:x="6.442cm" svg:y="12.954cm">
          <draw:text-box>
            <text:p><text:span text:style-name="T2">Corridor</text:span></text:p>
          </draw:text-box>
        </draw:frame>
        <draw:frame draw:style-name="gr8" draw:text-style-name="P3" draw:layer="layout" svg:width="3.647cm" svg:height="1.119cm" svg:x="10.668cm" svg:y="6.356cm">
          <draw:text-box>
            <text:p><text:span text:style-name="T2">Bedroom</text:span></text:p>
          </draw:text-box>
        </draw:frame>
        <draw:frame draw:style-name="gr8" draw:text-style-name="P3" draw:layer="layout" svg:width="4.515cm" svg:height="1.119cm" svg:x="22.098cm" svg:y="11.176cm">
          <draw:text-box>
            <text:p><text:span text:style-name="T2">Living room</text:span></text:p>
          </draw:text-box>
        </draw:frame>
        <draw:frame draw:style-name="gr8" draw:text-style-name="P3" draw:layer="layout" svg:width="3.093cm" svg:height="1.119cm" svg:x="17.521cm" svg:y="6.809cm">
          <draw:text-box>
            <text:p><text:span text:style-name="T2">Kitchen</text:span></text:p>
          </draw:text-box>
        </draw:frame>
        <draw:connector draw:style-name="gr9" draw:text-style-name="P1" draw:layer="layout" draw:line-skew="1.583cm" svg:x1="19.52cm" svg:y1="10.922cm" svg:x2="22.698cm" svg:y2="1.243cm" draw:start-shape="id5" draw:start-glue-point="2" draw:end-shape="id6" draw:end-glue-point="3" svg:d="M19520 10922h3178v-9679" svg:viewBox="0 0 3179 9680">
          <text:p/>
        </draw:connector>
        <draw:line draw:style-name="gr10" draw:text-style-name="P1" draw:layer="layout" svg:x1="16.262cm" svg:y1="10.922cm" svg:x2="16.262cm" svg:y2="16.256cm">
          <text:p/>
        </draw:line>
        <draw:custom-shape draw:style-name="gr6" draw:text-style-name="P1" draw:layer="layout" svg:width="1.27cm" svg:height="1.27cm" svg:x="23.922cm" svg:y="13.5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0.762cm" svg:height="0.762cm" svg:x="23.568cm" svg:y="13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3.468cm" svg:y="14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4.892cm" svg:y="13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4.892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16.51cm" svg:y="15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17.211cm" svg:y="15.4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18.012cm" svg:y="15.4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18.813cm" svg:y="15.4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15.169cm" svg:y="11.1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1.27cm" svg:x="19.658cm" svg:y="9.3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032cm" svg:height="3.556cm" svg:x="11.876cm" svg:y="1.6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0.508cm" svg:x="14.986cm" svg:y="1.7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8.89cm" svg:y="1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7cm" svg:height="1.778cm" svg:x="8.828cm" svg:y="5.84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6cm" svg:height="2.54cm" svg:x="7.366cm" svg:y="1.5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6.35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7cm" svg:height="1.27cm" svg:x="1.27cm" svg:y="3.4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0.853cm" svg:height="0.962cm" svg:x="1.132cm" svg:y="3.61cm">
          <draw:text-box>
            <text:p><text:span text:style-name="T3">1</text:span></text:p>
          </draw:text-box>
        </draw:frame>
        <draw:frame draw:style-name="gr8" draw:text-style-name="P6" draw:layer="layout" svg:width="0.853cm" svg:height="0.962cm" svg:x="7.466cm" svg:y="2.348cm">
          <draw:text-box>
            <text:p><text:span text:style-name="T3">2</text:span></text:p>
          </draw:text-box>
        </draw:frame>
        <draw:frame draw:style-name="gr8" draw:text-style-name="P6" draw:layer="layout" svg:width="0.853cm" svg:height="0.962cm" svg:x="12.446cm" svg:y="3.056cm">
          <draw:text-box>
            <text:p><text:span text:style-name="T3">3</text:span></text:p>
          </draw:text-box>
        </draw:frame>
        <draw:frame draw:style-name="gr8" draw:text-style-name="P6" draw:layer="layout" svg:width="0.853cm" svg:height="0.962cm" svg:x="8.698cm" svg:y="6.296cm">
          <draw:text-box>
            <text:p><text:span text:style-name="T3">4</text:span></text:p>
          </draw:text-box>
        </draw:frame>
        <draw:frame draw:style-name="gr12" draw:text-style-name="P6" draw:layer="layout" svg:width="1.205cm" svg:height="0.962cm" svg:x="8.907cm" svg:y="15.278cm">
          <draw:text-box>
            <text:p><text:span text:style-name="T3">14</text:span></text:p>
          </draw:text-box>
        </draw:frame>
        <draw:frame draw:style-name="gr12" draw:text-style-name="P6" draw:layer="layout" svg:width="0.853cm" svg:height="0.962cm" svg:x="16.227cm" svg:y="3.91cm">
          <draw:text-box>
            <text:p><text:span text:style-name="T3">5</text:span></text:p>
          </draw:text-box>
        </draw:frame>
        <draw:frame draw:style-name="gr12" draw:text-style-name="P6" draw:layer="layout" svg:width="0.853cm" svg:height="0.962cm" svg:x="18.397cm" svg:y="9.86cm">
          <draw:text-box>
            <text:p><text:span text:style-name="T3">7</text:span></text:p>
          </draw:text-box>
        </draw:frame>
        <draw:frame draw:style-name="gr12" draw:text-style-name="P6" draw:layer="layout" svg:width="0.853cm" svg:height="0.962cm" svg:x="16.898cm" svg:y="10.06cm">
          <draw:text-box>
            <text:p><text:span text:style-name="T3">6</text:span></text:p>
          </draw:text-box>
        </draw:frame>
        <draw:frame draw:style-name="gr12" draw:text-style-name="P6" draw:layer="layout" svg:width="0.853cm" svg:height="0.962cm" svg:x="19.498cm" svg:y="9.56cm">
          <draw:text-box>
            <text:p><text:span text:style-name="T3">8</text:span></text:p>
          </draw:text-box>
        </draw:frame>
        <draw:frame draw:style-name="gr12" draw:text-style-name="P6" draw:layer="layout" svg:width="0.853cm" svg:height="0.962cm" svg:x="19.599cm" svg:y="1.26cm">
          <draw:text-box>
            <text:p><text:span text:style-name="T3">9</text:span></text:p>
          </draw:text-box>
        </draw:frame>
        <draw:frame draw:style-name="gr12" draw:text-style-name="P6" draw:layer="layout" svg:width="1.205cm" svg:height="0.962cm" svg:x="20.7cm" svg:y="4.86cm">
          <draw:text-box>
            <text:p><text:span text:style-name="T3">10</text:span></text:p>
          </draw:text-box>
        </draw:frame>
        <draw:frame draw:style-name="gr12" draw:text-style-name="P6" draw:layer="layout" svg:width="1.205cm" svg:height="0.962cm" svg:x="24.501cm" svg:y="1.26cm">
          <draw:text-box>
            <text:p><text:span text:style-name="T3">11</text:span></text:p>
          </draw:text-box>
        </draw:frame>
        <draw:frame draw:style-name="gr12" draw:text-style-name="P6" draw:layer="layout" svg:width="1.205cm" svg:height="0.962cm" svg:x="25.902cm" svg:y="4.76cm">
          <draw:text-box>
            <text:p><text:span text:style-name="T3">12</text:span></text:p>
          </draw:text-box>
        </draw:frame>
        <draw:frame draw:style-name="gr12" draw:text-style-name="P6" draw:layer="layout" svg:width="1.205cm" svg:height="0.962cm" svg:x="23.903cm" svg:y="13.66cm">
          <draw:text-box>
            <text:p><text:span text:style-name="T3">13</text:span></text:p>
          </draw:text-box>
        </draw:frame>
        <draw:line draw:style-name="gr13" draw:text-style-name="P1" draw:layer="layout" svg:x1="23.368cm" svg:y1="0.254cm" svg:x2="23.368cm" svg:y2="1.778cm">
          <text:p/>
        </draw:line>
        <draw:line draw:style-name="gr13" draw:text-style-name="P1" draw:layer="layout" svg:x1="23.876cm" svg:y1="2.794cm" svg:x2="9.652cm" svg:y2="15.494cm">
          <text:p/>
        </draw:line>
        <draw:line draw:style-name="gr13" draw:text-style-name="P1" draw:layer="layout" svg:x1="9.652cm" svg:y1="15.494cm" svg:x2="12.7cm" svg:y2="9.652cm">
          <text:p/>
        </draw:line>
        <draw:line draw:style-name="gr16" draw:text-style-name="P1" draw:layer="layout" svg:x1="6.377cm" svg:y1="10.668cm" svg:x2="2.386cm" svg:y2="8.382cm">
          <text:p/>
        </draw:line>
        <draw:frame draw:style-name="gr8" draw:layer="layout" svg:width="1.878cm" svg:height="0.962cm" svg:x="6.35cm" svg:y="14.732cm">
          <draw:text-box>
            <text:p>WP2</text:p>
          </draw:text-box>
        </draw:frame>
        <draw:frame draw:style-name="gr8" draw:layer="layout" svg:width="1.878cm" svg:height="0.962cm" svg:x="11.838cm" svg:y="8.436cm">
          <draw:text-box>
            <text:p>WP1</text:p>
          </draw:text-box>
        </draw:frame>
        <draw:frame draw:style-name="gr8" draw:layer="layout" svg:width="1.878cm" svg:height="0.962cm" svg:x="5.08cm" svg:y="9.398cm">
          <draw:text-box>
            <text:p>WP3</text:p>
          </draw:text-box>
        </draw:frame>
        <draw:line draw:style-name="gr13" draw:text-style-name="P1" draw:layer="layout" svg:x1="12.473cm" svg:y1="9.683cm" svg:x2="6.377cm" svg:y2="10.699cm">
          <text:p/>
        </draw:line>
        <draw:line draw:style-name="gr16" draw:text-style-name="P1" draw:layer="layout" svg:x1="6.404cm" svg:y1="10.695cm" svg:x2="2.794cm" svg:y2="12.7cm">
          <text:p/>
        </draw:line>
        <presentation:notes draw:style-name="dp2">
          <draw:page-thumbnail draw:style-name="gr11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1" draw:text-style-name="P1" draw:layer="layout" svg:width="25.908cm" svg:height="14.986cm" svg:x="1.016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9.652cm" svg:x="5.442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96cm" svg:height="9.652cm" svg:x="13.062cm" svg:y="1.27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9.158cm" svg:y1="10.922cm" svg:x2="19.158cm" svg:y2="16.256cm">
          <text:p/>
        </draw:line>
        <draw:custom-shape draw:style-name="gr2" draw:text-style-name="P1" draw:layer="layout" svg:width="2.794cm" svg:height="2.794cm" svg:x="-0.422cm" svg:y="10.53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-0.408cm" svg:y="4.064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8.62cm" svg:y="9.552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15.34cm" svg:y="9.552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22.798cm" svg:y="-0.154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17.78cm" svg:y="5.388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17.78cm" svg:y="10.476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8" draw:text-style-name="P3" draw:layer="layout" svg:width="3.093cm" svg:height="1.119cm" svg:x="14.932cm" svg:y="5.788cm">
          <draw:text-box>
            <text:p><text:span text:style-name="T2">Kitchen</text:span></text:p>
          </draw:text-box>
        </draw:frame>
        <draw:frame draw:style-name="gr8" draw:text-style-name="P3" draw:layer="layout" svg:width="4.816cm" svg:height="1.119cm" svg:x="20.869cm" svg:y="13.029cm">
          <draw:text-box>
            <text:p><text:span text:style-name="T2">Living Room</text:span></text:p>
          </draw:text-box>
        </draw:frame>
        <draw:frame draw:style-name="gr8" draw:text-style-name="P3" draw:layer="layout" svg:width="3.647cm" svg:height="1.119cm" svg:x="8.382cm" svg:y="5.134cm">
          <draw:text-box>
            <text:p><text:span text:style-name="T2">Bedroom</text:span></text:p>
          </draw:text-box>
        </draw:frame>
        <draw:frame draw:style-name="gr8" draw:text-style-name="P3" draw:layer="layout" svg:width="3.304cm" svg:height="1.119cm" svg:x="2.738cm" svg:y="13.516cm">
          <draw:text-box>
            <text:p><text:span text:style-name="T2">Corridor</text:span></text:p>
          </draw:text-box>
        </draw:frame>
        <draw:custom-shape draw:style-name="gr6" draw:text-style-name="P1" draw:layer="layout" svg:width="0.762cm" svg:height="0.762cm" svg:x="11.884cm" svg:y="9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5.908cm" svg:y="13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032cm" svg:height="0.508cm" svg:x="22.352cm" svg:y="15.39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11.938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5.688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1.27cm" svg:x="12.346cm" svg:y="4.8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4cm" svg:height="1.27cm" svg:x="5.588cm" svg:y="5.33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6cm" svg:height="1.27cm" svg:x="5.588cm" svg:y="9.3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6.858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5.334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12.546cm" svg:y="11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524cm" svg:height="0.508cm" svg:x="6.858cm" svg:y="11.17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24cm" svg:height="0.508cm" svg:x="15.494cm" svg:y="1.5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1.27cm" svg:x="13.208cm" svg:y="4.8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54cm" svg:height="1.778cm" svg:x="13.262cm" svg:y="7.1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19.304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54cm" svg:height="1.778cm" svg:x="19.312cm" svg:y="9.5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86cm" svg:height="0.762cm" svg:x="19.912cm" svg:y="1.3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1.27cm" svg:x="26.362cm" svg:y="4.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6cm" svg:height="1.016cm" svg:x="24.022cm" svg:y="10.6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24.13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3.014cm" svg:y="10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5.3cm" svg:y="10.7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54cm" svg:height="1.016cm" svg:x="20.574cm" svg:y="4.5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20.828cm" svg:y="5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2.129cm" svg:y="5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2.13cm" svg:y="3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0.831cm" svg:y="3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1.27cm" svg:x="18.442cm" svg:y="5.33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6.858cm" svg:height="4.517cm" svg:x="10.414cm" svg:y="17.526cm">
          <draw:text-box>
            <text:p><text:span text:style-name="T1">Navigation:</text:span></text:p>
            <text:p><text:span text:style-name="T1">ARENA B</text:span></text:p>
          </draw:text-box>
        </draw:frame>
        <draw:frame draw:style-name="gr8" draw:text-style-name="P3" draw:layer="layout" svg:width="4.985cm" svg:height="1.119cm" svg:x="20.784cm" svg:y="6.625cm">
          <draw:text-box>
            <text:p><text:span text:style-name="T2">Dining Room</text:span></text:p>
          </draw:text-box>
        </draw:frame>
        <draw:line draw:style-name="gr10" draw:text-style-name="P1" draw:layer="layout" svg:x1="19.158cm" svg:y1="8.99cm" svg:x2="26.924cm" svg:y2="8.99cm">
          <text:p/>
        </draw:line>
        <draw:frame draw:style-name="gr8" draw:text-style-name="P6" draw:layer="layout" svg:width="0.853cm" svg:height="0.962cm" svg:x="6.48cm" svg:y="5.572cm">
          <draw:text-box>
            <text:p><text:span text:style-name="T3">1</text:span></text:p>
          </draw:text-box>
        </draw:frame>
        <draw:frame draw:style-name="gr8" draw:text-style-name="P6" draw:layer="layout" svg:width="0.853cm" svg:height="0.962cm" svg:x="5.781cm" svg:y="9.572cm">
          <draw:text-box>
            <text:p><text:span text:style-name="T3">2</text:span></text:p>
          </draw:text-box>
        </draw:frame>
        <draw:frame draw:style-name="gr8" draw:text-style-name="P6" draw:layer="layout" svg:width="0.853cm" svg:height="0.962cm" svg:x="12.182cm" svg:y="5.072cm">
          <draw:text-box>
            <text:p><text:span text:style-name="T3">3</text:span></text:p>
          </draw:text-box>
        </draw:frame>
        <draw:frame draw:style-name="gr8" draw:text-style-name="P6" draw:layer="layout" svg:width="0.853cm" svg:height="0.962cm" svg:x="13.083cm" svg:y="4.972cm">
          <draw:text-box>
            <text:p><text:span text:style-name="T3">4</text:span></text:p>
          </draw:text-box>
        </draw:frame>
        <draw:frame draw:style-name="gr8" draw:text-style-name="P6" draw:layer="layout" svg:width="0.853cm" svg:height="0.962cm" svg:x="13.284cm" svg:y="7.672cm">
          <draw:text-box>
            <text:p><text:span text:style-name="T3">5</text:span></text:p>
          </draw:text-box>
        </draw:frame>
        <draw:frame draw:style-name="gr8" draw:text-style-name="P6" draw:layer="layout" svg:width="0.853cm" svg:height="0.962cm" svg:x="15.885cm" svg:y="1.372cm">
          <draw:text-box>
            <text:p><text:span text:style-name="T3">6</text:span></text:p>
          </draw:text-box>
        </draw:frame>
        <draw:frame draw:style-name="gr8" draw:text-style-name="P6" draw:layer="layout" svg:width="0.853cm" svg:height="0.962cm" svg:x="18.286cm" svg:y="5.572cm">
          <draw:text-box>
            <text:p><text:span text:style-name="T3">7</text:span></text:p>
          </draw:text-box>
        </draw:frame>
        <draw:frame draw:style-name="gr8" draw:text-style-name="P6" draw:layer="layout" svg:width="0.853cm" svg:height="0.962cm" svg:x="20.687cm" svg:y="1.272cm">
          <draw:text-box>
            <text:p><text:span text:style-name="T3">8</text:span></text:p>
          </draw:text-box>
        </draw:frame>
        <draw:frame draw:style-name="gr8" draw:text-style-name="P6" draw:layer="layout" svg:width="0.853cm" svg:height="0.962cm" svg:x="21.388cm" svg:y="4.672cm">
          <draw:text-box>
            <text:p><text:span text:style-name="T3">9</text:span></text:p>
          </draw:text-box>
        </draw:frame>
        <draw:frame draw:style-name="gr8" draw:text-style-name="P6" draw:layer="layout" svg:width="1.205cm" svg:height="0.962cm" svg:x="25.889cm" svg:y="5.072cm">
          <draw:text-box>
            <text:p><text:span text:style-name="T3">10</text:span></text:p>
          </draw:text-box>
        </draw:frame>
        <draw:frame draw:style-name="gr8" draw:text-style-name="P6" draw:layer="layout" svg:width="1.205cm" svg:height="0.962cm" svg:x="19.09cm" svg:y="9.972cm">
          <draw:text-box>
            <text:p><text:span text:style-name="T3">11</text:span></text:p>
          </draw:text-box>
        </draw:frame>
        <draw:frame draw:style-name="gr8" draw:text-style-name="P6" draw:layer="layout" svg:width="1.205cm" svg:height="0.962cm" svg:x="23.891cm" svg:y="10.672cm">
          <draw:text-box>
            <text:p><text:span text:style-name="T3">12</text:span></text:p>
          </draw:text-box>
        </draw:frame>
        <draw:frame draw:style-name="gr8" draw:text-style-name="P6" draw:layer="layout" svg:width="1.205cm" svg:height="0.962cm" svg:x="22.792cm" svg:y="15.172cm">
          <draw:text-box>
            <text:p><text:span text:style-name="T3">13</text:span></text:p>
          </draw:text-box>
        </draw:frame>
        <draw:frame draw:style-name="gr8" draw:text-style-name="P6" draw:layer="layout" svg:width="1.205cm" svg:height="0.962cm" svg:x="6.993cm" svg:y="10.972cm">
          <draw:text-box>
            <text:p><text:span text:style-name="T3">14</text:span></text:p>
          </draw:text-box>
        </draw:frame>
        <draw:line draw:style-name="gr13" draw:text-style-name="P1" draw:layer="layout" svg:x1="23.632cm" svg:y1="0.549cm" svg:x2="23.632cm" svg:y2="2.327cm">
          <text:p/>
        </draw:line>
        <draw:line draw:style-name="gr13" draw:text-style-name="P1" draw:layer="layout" svg:x1="23.632cm" svg:y1="2.327cm" svg:x2="23.114cm" svg:y2="15.172cm">
          <text:p/>
        </draw:line>
        <draw:line draw:style-name="gr13" draw:text-style-name="P1" draw:layer="layout" svg:x1="23.114cm" svg:y1="15.24cm" svg:x2="16.51cm" svg:y2="13.97cm">
          <text:p/>
        </draw:line>
        <draw:line draw:style-name="gr13" draw:text-style-name="P1" draw:layer="layout" svg:x1="16.537cm" svg:y1="13.949cm" svg:x2="4.572cm" svg:y2="9.398cm">
          <text:p/>
        </draw:line>
        <draw:line draw:style-name="gr16" draw:text-style-name="P1" draw:layer="layout" svg:x1="4.753cm" svg:y1="9.398cm" svg:x2="1.524cm" svg:y2="6.096cm">
          <text:p/>
        </draw:line>
        <draw:line draw:style-name="gr16" draw:text-style-name="P1" draw:layer="layout" svg:x1="4.78cm" svg:y1="9.425cm" svg:x2="1.524cm" svg:y2="12.7cm">
          <text:p/>
        </draw:line>
        <draw:frame draw:style-name="gr8" draw:layer="layout" svg:width="1.878cm" svg:height="0.962cm" svg:x="20.474cm" svg:y="15.24cm">
          <draw:text-box>
            <text:p>WP2</text:p>
          </draw:text-box>
        </draw:frame>
        <draw:frame draw:style-name="gr8" draw:layer="layout" svg:width="1.878cm" svg:height="0.962cm" svg:x="15.394cm" svg:y="14.224cm">
          <draw:text-box>
            <text:p>WP1</text:p>
          </draw:text-box>
        </draw:frame>
        <draw:frame draw:style-name="gr8" draw:layer="layout" svg:width="1.878cm" svg:height="0.962cm" svg:x="2.286cm" svg:y="8.944cm">
          <draw:text-box>
            <text:p>WP3</text:p>
          </draw:text-box>
        </draw:frame>
        <presentation:notes draw:style-name="dp2">
          <draw:page-thumbnail draw:style-name="gr11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1" draw:text-style-name="P1" draw:layer="layout" svg:width="25.908cm" svg:height="14.986cm" svg:x="1.016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94cm" svg:height="2.794cm" svg:x="-0.422cm" svg:y="11.13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" draw:text-style-name="P1" draw:layer="layout" svg:width="7.62cm" svg:height="5.334cm" svg:x="1.016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94cm" svg:height="2.794cm" svg:x="-0.408cm" svg:y="6.164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xml:id="id8" draw:id="id8" draw:layer="layout" svg:width="2.794cm" svg:height="2.794cm" svg:x="22.698cm" svg:y="-0.154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3" draw:text-style-name="P2" draw:layer="layout" svg:width="21.082cm" svg:height="1.673cm" svg:x="3.81cm" svg:y="17.88cm">
          <draw:text-box>
            <text:p><text:span text:style-name="T1">Speech recognition: ARENA A</text:span></text:p>
          </draw:text-box>
        </draw:frame>
        <draw:custom-shape draw:style-name="gr1" draw:text-style-name="P1" draw:layer="layout" svg:width="7.62cm" svg:height="9.652cm" svg:x="8.642cm" svg:y="1.27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6.262cm" svg:y1="10.922cm" svg:x2="19.558cm" svg:y2="10.922cm">
          <text:p/>
        </draw:line>
        <draw:line draw:style-name="gr5" draw:text-style-name="P5" xml:id="id7" draw:id="id7" draw:layer="layout" svg:x1="19.52cm" svg:y1="10.922cm" svg:x2="19.52cm" svg:y2="9.144cm">
          <text:p text:style-name="P1"><text:span text:style-name="T3">`</text:span></text:p>
        </draw:line>
        <draw:custom-shape draw:style-name="gr2" draw:text-style-name="P1" draw:layer="layout" svg:width="2.794cm" svg:height="2.794cm" svg:x="14.886cm" svg:y="7.38cm">
          <text:p/>
          <draw:enhanced-geometry draw:glue-point-type="segments" draw:type="mso-spt100" draw:modifiers="-88.4414609592203 -179.24480902157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7.266cm" svg:y="8.366cm">
          <text:p/>
          <draw:enhanced-geometry draw:glue-point-type="segments" draw:type="mso-spt100" draw:modifiers="0.142118604483626 -89.375484544917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6.134cm" svg:y="5.234cm">
          <text:p/>
          <draw:enhanced-geometry draw:glue-point-type="segments" draw:type="mso-spt100" draw:modifiers="-88.3800554392233 -179.28153093057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2.54cm" svg:height="1.016cm" svg:x="19.966cm" svg:y="4.8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20.22cm" svg:y="6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1.521cm" svg:y="6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1.522cm" svg:y="3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0.223cm" svg:y="3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27cm" svg:height="1.016cm" svg:x="18.134cm" svg:y="9.75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0.594cm" svg:x="16.664cm" svg:y="10.17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1.27cm" svg:x="16.41cm" svg:y="3.7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24cm" svg:height="0.508cm" svg:x="19.266cm" svg:y="1.4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24cm" svg:height="0.508cm" svg:x="24.338cm" svg:y="1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508cm" svg:height="0.508cm" svg:x="23.876cm" svg:y="3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24.638cm" svg:y="3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25.4cm" svg:y="3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26.162cm" svg:y="3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1.27cm" svg:x="26.316cm" svg:y="4.5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24cm" svg:height="0.508cm" svg:x="8.736cm" svg:y="15.4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62cm" svg:height="0.762cm" svg:x="10.668cm" svg:y="14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2.149cm" svg:height="0.962cm" svg:x="3.556cm" svg:y="3.102cm">
          <draw:text-box>
            <text:p><text:span text:style-name="T3">Office</text:span></text:p>
          </draw:text-box>
        </draw:frame>
        <draw:frame draw:style-name="gr8" draw:text-style-name="P3" draw:layer="layout" svg:width="3.304cm" svg:height="1.119cm" svg:x="6.442cm" svg:y="12.954cm">
          <draw:text-box>
            <text:p><text:span text:style-name="T2">Corridor</text:span></text:p>
          </draw:text-box>
        </draw:frame>
        <draw:frame draw:style-name="gr8" draw:text-style-name="P3" draw:layer="layout" svg:width="3.647cm" svg:height="1.119cm" svg:x="10.668cm" svg:y="6.356cm">
          <draw:text-box>
            <text:p><text:span text:style-name="T2">Bedroom</text:span></text:p>
          </draw:text-box>
        </draw:frame>
        <draw:frame draw:style-name="gr8" draw:text-style-name="P3" draw:layer="layout" svg:width="4.515cm" svg:height="1.119cm" svg:x="22.098cm" svg:y="11.176cm">
          <draw:text-box>
            <text:p><text:span text:style-name="T2">Living room</text:span></text:p>
          </draw:text-box>
        </draw:frame>
        <draw:frame draw:style-name="gr8" draw:text-style-name="P3" draw:layer="layout" svg:width="3.093cm" svg:height="1.119cm" svg:x="17.521cm" svg:y="6.809cm">
          <draw:text-box>
            <text:p><text:span text:style-name="T2">Kitchen</text:span></text:p>
          </draw:text-box>
        </draw:frame>
        <draw:connector draw:style-name="gr9" draw:text-style-name="P1" draw:layer="layout" draw:line-skew="1.583cm" svg:x1="19.52cm" svg:y1="10.922cm" svg:x2="22.698cm" svg:y2="1.243cm" draw:start-shape="id7" draw:start-glue-point="2" draw:end-shape="id8" draw:end-glue-point="3" svg:d="M19520 10922h3178v-9679" svg:viewBox="0 0 3179 9680">
          <text:p/>
        </draw:connector>
        <draw:line draw:style-name="gr10" draw:text-style-name="P1" draw:layer="layout" svg:x1="16.262cm" svg:y1="10.922cm" svg:x2="16.262cm" svg:y2="16.256cm">
          <text:p/>
        </draw:line>
        <draw:custom-shape draw:style-name="gr6" draw:text-style-name="P1" draw:layer="layout" svg:width="1.27cm" svg:height="1.27cm" svg:x="23.922cm" svg:y="13.5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0.762cm" svg:height="0.762cm" svg:x="23.568cm" svg:y="13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3.468cm" svg:y="14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4.892cm" svg:y="13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4.892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16.51cm" svg:y="15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17.211cm" svg:y="15.4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18.012cm" svg:y="15.4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18.813cm" svg:y="15.4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15.169cm" svg:y="11.1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1.27cm" svg:x="19.658cm" svg:y="9.3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032cm" svg:height="3.556cm" svg:x="11.876cm" svg:y="1.6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0.508cm" svg:x="14.986cm" svg:y="1.7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8.89cm" svg:y="1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7cm" svg:height="1.778cm" svg:x="8.828cm" svg:y="5.84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6cm" svg:height="2.54cm" svg:x="7.366cm" svg:y="1.5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6.35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7cm" svg:height="1.27cm" svg:x="1.27cm" svg:y="3.4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0.853cm" svg:height="0.962cm" svg:x="1.132cm" svg:y="3.61cm">
          <draw:text-box>
            <text:p><text:span text:style-name="T3">1</text:span></text:p>
          </draw:text-box>
        </draw:frame>
        <draw:frame draw:style-name="gr8" draw:text-style-name="P6" draw:layer="layout" svg:width="0.853cm" svg:height="0.962cm" svg:x="7.466cm" svg:y="2.348cm">
          <draw:text-box>
            <text:p><text:span text:style-name="T3">2</text:span></text:p>
          </draw:text-box>
        </draw:frame>
        <draw:frame draw:style-name="gr8" draw:text-style-name="P6" draw:layer="layout" svg:width="0.853cm" svg:height="0.962cm" svg:x="12.446cm" svg:y="3.056cm">
          <draw:text-box>
            <text:p><text:span text:style-name="T3">3</text:span></text:p>
          </draw:text-box>
        </draw:frame>
        <draw:frame draw:style-name="gr8" draw:text-style-name="P6" draw:layer="layout" svg:width="0.853cm" svg:height="0.962cm" svg:x="8.698cm" svg:y="6.296cm">
          <draw:text-box>
            <text:p><text:span text:style-name="T3">4</text:span></text:p>
          </draw:text-box>
        </draw:frame>
        <draw:frame draw:style-name="gr12" draw:text-style-name="P6" draw:layer="layout" svg:width="1.205cm" svg:height="0.962cm" svg:x="8.907cm" svg:y="15.278cm">
          <draw:text-box>
            <text:p><text:span text:style-name="T3">14</text:span></text:p>
          </draw:text-box>
        </draw:frame>
        <draw:frame draw:style-name="gr12" draw:text-style-name="P6" draw:layer="layout" svg:width="0.853cm" svg:height="0.962cm" svg:x="16.227cm" svg:y="3.91cm">
          <draw:text-box>
            <text:p><text:span text:style-name="T3">5</text:span></text:p>
          </draw:text-box>
        </draw:frame>
        <draw:frame draw:style-name="gr12" draw:text-style-name="P6" draw:layer="layout" svg:width="0.853cm" svg:height="0.962cm" svg:x="18.397cm" svg:y="9.86cm">
          <draw:text-box>
            <text:p><text:span text:style-name="T3">7</text:span></text:p>
          </draw:text-box>
        </draw:frame>
        <draw:frame draw:style-name="gr12" draw:text-style-name="P6" draw:layer="layout" svg:width="0.853cm" svg:height="0.962cm" svg:x="16.898cm" svg:y="10.06cm">
          <draw:text-box>
            <text:p><text:span text:style-name="T3">6</text:span></text:p>
          </draw:text-box>
        </draw:frame>
        <draw:frame draw:style-name="gr12" draw:text-style-name="P6" draw:layer="layout" svg:width="0.853cm" svg:height="0.962cm" svg:x="19.498cm" svg:y="9.56cm">
          <draw:text-box>
            <text:p><text:span text:style-name="T3">8</text:span></text:p>
          </draw:text-box>
        </draw:frame>
        <draw:frame draw:style-name="gr12" draw:text-style-name="P6" draw:layer="layout" svg:width="0.853cm" svg:height="0.962cm" svg:x="19.599cm" svg:y="1.26cm">
          <draw:text-box>
            <text:p><text:span text:style-name="T3">9</text:span></text:p>
          </draw:text-box>
        </draw:frame>
        <draw:frame draw:style-name="gr12" draw:text-style-name="P6" draw:layer="layout" svg:width="1.205cm" svg:height="0.962cm" svg:x="20.7cm" svg:y="4.86cm">
          <draw:text-box>
            <text:p><text:span text:style-name="T3">10</text:span></text:p>
          </draw:text-box>
        </draw:frame>
        <draw:frame draw:style-name="gr12" draw:text-style-name="P6" draw:layer="layout" svg:width="1.205cm" svg:height="0.962cm" svg:x="24.501cm" svg:y="1.26cm">
          <draw:text-box>
            <text:p><text:span text:style-name="T3">11</text:span></text:p>
          </draw:text-box>
        </draw:frame>
        <draw:frame draw:style-name="gr12" draw:text-style-name="P6" draw:layer="layout" svg:width="1.205cm" svg:height="0.962cm" svg:x="25.902cm" svg:y="4.76cm">
          <draw:text-box>
            <text:p><text:span text:style-name="T3">12</text:span></text:p>
          </draw:text-box>
        </draw:frame>
        <draw:frame draw:style-name="gr12" draw:text-style-name="P6" draw:layer="layout" svg:width="1.205cm" svg:height="0.962cm" svg:x="23.903cm" svg:y="13.66cm">
          <draw:text-box>
            <text:p><text:span text:style-name="T3">13</text:span></text:p>
          </draw:text-box>
        </draw:frame>
        <draw:g>
          <draw:line draw:style-name="gr13" draw:text-style-name="P1" draw:layer="layout" svg:x1="11.43cm" svg:y1="8.128cm" svg:x2="13.462cm" svg:y2="8.128cm">
            <text:p/>
          </draw:line>
          <draw:frame draw:style-name="gr15" draw:text-style-name="P7" draw:layer="layout" svg:width="4.064cm" svg:height="1.673cm" svg:x="10.414cm" svg:y="8.636cm">
            <draw:text-box>
              <text:p><text:span text:style-name="T4">Robot start pose</text:span></text:p>
            </draw:text-box>
          </draw:frame>
        </draw:g>
        <presentation:notes draw:style-name="dp2">
          <draw:page-thumbnail draw:style-name="gr11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1" draw:text-style-name="P1" draw:layer="layout" svg:width="25.908cm" svg:height="14.986cm" svg:x="1.016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9.652cm" svg:x="5.442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96cm" svg:height="9.652cm" svg:x="13.062cm" svg:y="1.27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9.158cm" svg:y1="10.922cm" svg:x2="19.158cm" svg:y2="16.256cm">
          <text:p/>
        </draw:line>
        <draw:custom-shape draw:style-name="gr2" draw:text-style-name="P1" draw:layer="layout" svg:width="2.794cm" svg:height="2.794cm" svg:x="-0.422cm" svg:y="10.53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-0.408cm" svg:y="4.064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8.62cm" svg:y="9.552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15.34cm" svg:y="9.552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22.798cm" svg:y="-0.154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17.78cm" svg:y="5.388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17.78cm" svg:y="10.476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8" draw:text-style-name="P3" draw:layer="layout" svg:width="3.093cm" svg:height="1.119cm" svg:x="14.932cm" svg:y="5.788cm">
          <draw:text-box>
            <text:p><text:span text:style-name="T2">Kitchen</text:span></text:p>
          </draw:text-box>
        </draw:frame>
        <draw:frame draw:style-name="gr8" draw:text-style-name="P3" draw:layer="layout" svg:width="4.816cm" svg:height="1.119cm" svg:x="20.869cm" svg:y="13.029cm">
          <draw:text-box>
            <text:p><text:span text:style-name="T2">Living Room</text:span></text:p>
          </draw:text-box>
        </draw:frame>
        <draw:frame draw:style-name="gr8" draw:text-style-name="P3" draw:layer="layout" svg:width="3.647cm" svg:height="1.119cm" svg:x="8.382cm" svg:y="5.134cm">
          <draw:text-box>
            <text:p><text:span text:style-name="T2">Bedroom</text:span></text:p>
          </draw:text-box>
        </draw:frame>
        <draw:frame draw:style-name="gr8" draw:text-style-name="P3" draw:layer="layout" svg:width="3.304cm" svg:height="1.119cm" svg:x="2.738cm" svg:y="13.516cm">
          <draw:text-box>
            <text:p><text:span text:style-name="T2">Corridor</text:span></text:p>
          </draw:text-box>
        </draw:frame>
        <draw:custom-shape draw:style-name="gr6" draw:text-style-name="P1" draw:layer="layout" svg:width="0.762cm" svg:height="0.762cm" svg:x="11.884cm" svg:y="9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5.908cm" svg:y="13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032cm" svg:height="0.508cm" svg:x="22.352cm" svg:y="15.39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11.938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5.688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1.27cm" svg:x="12.346cm" svg:y="4.8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4cm" svg:height="1.27cm" svg:x="5.588cm" svg:y="5.33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6cm" svg:height="1.27cm" svg:x="5.588cm" svg:y="9.3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6.858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5.334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12.546cm" svg:y="11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524cm" svg:height="0.508cm" svg:x="6.858cm" svg:y="11.17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24cm" svg:height="0.508cm" svg:x="15.494cm" svg:y="1.5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1.27cm" svg:x="13.208cm" svg:y="4.8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54cm" svg:height="1.778cm" svg:x="13.262cm" svg:y="7.1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19.304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54cm" svg:height="1.778cm" svg:x="19.312cm" svg:y="9.5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86cm" svg:height="0.762cm" svg:x="19.912cm" svg:y="1.3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1.27cm" svg:x="26.362cm" svg:y="4.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6cm" svg:height="1.016cm" svg:x="24.022cm" svg:y="10.6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24.13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3.014cm" svg:y="10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5.3cm" svg:y="10.7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54cm" svg:height="1.016cm" svg:x="20.574cm" svg:y="4.5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20.828cm" svg:y="5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2.129cm" svg:y="5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2.13cm" svg:y="3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0.831cm" svg:y="3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1.27cm" svg:x="18.442cm" svg:y="5.33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1.166cm" svg:height="1.673cm" svg:x="3.144cm" svg:y="17.88cm">
          <draw:text-box>
            <text:p><text:span text:style-name="T1">Speech Recognition: ARENA B</text:span></text:p>
          </draw:text-box>
        </draw:frame>
        <draw:frame draw:style-name="gr8" draw:text-style-name="P3" draw:layer="layout" svg:width="4.985cm" svg:height="1.119cm" svg:x="20.784cm" svg:y="6.625cm">
          <draw:text-box>
            <text:p><text:span text:style-name="T2">Dining Room</text:span></text:p>
          </draw:text-box>
        </draw:frame>
        <draw:line draw:style-name="gr10" draw:text-style-name="P1" draw:layer="layout" svg:x1="19.158cm" svg:y1="8.99cm" svg:x2="26.924cm" svg:y2="8.99cm">
          <text:p/>
        </draw:line>
        <draw:frame draw:style-name="gr8" draw:text-style-name="P6" draw:layer="layout" svg:width="0.853cm" svg:height="0.962cm" svg:x="6.48cm" svg:y="5.572cm">
          <draw:text-box>
            <text:p><text:span text:style-name="T3">1</text:span></text:p>
          </draw:text-box>
        </draw:frame>
        <draw:frame draw:style-name="gr8" draw:text-style-name="P6" draw:layer="layout" svg:width="0.853cm" svg:height="0.962cm" svg:x="5.781cm" svg:y="9.572cm">
          <draw:text-box>
            <text:p><text:span text:style-name="T3">2</text:span></text:p>
          </draw:text-box>
        </draw:frame>
        <draw:frame draw:style-name="gr8" draw:text-style-name="P6" draw:layer="layout" svg:width="0.853cm" svg:height="0.962cm" svg:x="12.182cm" svg:y="5.072cm">
          <draw:text-box>
            <text:p><text:span text:style-name="T3">3</text:span></text:p>
          </draw:text-box>
        </draw:frame>
        <draw:frame draw:style-name="gr8" draw:text-style-name="P6" draw:layer="layout" svg:width="0.853cm" svg:height="0.962cm" svg:x="13.083cm" svg:y="4.972cm">
          <draw:text-box>
            <text:p><text:span text:style-name="T3">4</text:span></text:p>
          </draw:text-box>
        </draw:frame>
        <draw:frame draw:style-name="gr8" draw:text-style-name="P6" draw:layer="layout" svg:width="0.853cm" svg:height="0.962cm" svg:x="13.284cm" svg:y="7.672cm">
          <draw:text-box>
            <text:p><text:span text:style-name="T3">5</text:span></text:p>
          </draw:text-box>
        </draw:frame>
        <draw:frame draw:style-name="gr8" draw:text-style-name="P6" draw:layer="layout" svg:width="0.853cm" svg:height="0.962cm" svg:x="15.885cm" svg:y="1.372cm">
          <draw:text-box>
            <text:p><text:span text:style-name="T3">6</text:span></text:p>
          </draw:text-box>
        </draw:frame>
        <draw:frame draw:style-name="gr8" draw:text-style-name="P6" draw:layer="layout" svg:width="0.853cm" svg:height="0.962cm" svg:x="18.286cm" svg:y="5.572cm">
          <draw:text-box>
            <text:p><text:span text:style-name="T3">7</text:span></text:p>
          </draw:text-box>
        </draw:frame>
        <draw:frame draw:style-name="gr8" draw:text-style-name="P6" draw:layer="layout" svg:width="0.853cm" svg:height="0.962cm" svg:x="20.687cm" svg:y="1.272cm">
          <draw:text-box>
            <text:p><text:span text:style-name="T3">8</text:span></text:p>
          </draw:text-box>
        </draw:frame>
        <draw:frame draw:style-name="gr8" draw:text-style-name="P6" draw:layer="layout" svg:width="0.853cm" svg:height="0.962cm" svg:x="21.388cm" svg:y="4.672cm">
          <draw:text-box>
            <text:p><text:span text:style-name="T3">9</text:span></text:p>
          </draw:text-box>
        </draw:frame>
        <draw:frame draw:style-name="gr8" draw:text-style-name="P6" draw:layer="layout" svg:width="1.205cm" svg:height="0.962cm" svg:x="25.889cm" svg:y="5.072cm">
          <draw:text-box>
            <text:p><text:span text:style-name="T3">10</text:span></text:p>
          </draw:text-box>
        </draw:frame>
        <draw:frame draw:style-name="gr8" draw:text-style-name="P6" draw:layer="layout" svg:width="1.205cm" svg:height="0.962cm" svg:x="19.09cm" svg:y="9.972cm">
          <draw:text-box>
            <text:p><text:span text:style-name="T3">11</text:span></text:p>
          </draw:text-box>
        </draw:frame>
        <draw:frame draw:style-name="gr8" draw:text-style-name="P6" draw:layer="layout" svg:width="1.205cm" svg:height="0.962cm" svg:x="23.891cm" svg:y="10.672cm">
          <draw:text-box>
            <text:p><text:span text:style-name="T3">12</text:span></text:p>
          </draw:text-box>
        </draw:frame>
        <draw:frame draw:style-name="gr8" draw:text-style-name="P6" draw:layer="layout" svg:width="1.205cm" svg:height="0.962cm" svg:x="22.792cm" svg:y="15.172cm">
          <draw:text-box>
            <text:p><text:span text:style-name="T3">13</text:span></text:p>
          </draw:text-box>
        </draw:frame>
        <draw:frame draw:style-name="gr8" draw:text-style-name="P6" draw:layer="layout" svg:width="1.205cm" svg:height="0.962cm" svg:x="6.993cm" svg:y="10.972cm">
          <draw:text-box>
            <text:p><text:span text:style-name="T3">14</text:span></text:p>
          </draw:text-box>
        </draw:frame>
        <draw:g>
          <draw:line draw:style-name="gr13" draw:text-style-name="P1" draw:layer="layout" svg:x1="8.597cm" svg:y1="7.765cm" svg:x2="10.629cm" svg:y2="7.765cm">
            <text:p/>
          </draw:line>
          <draw:frame draw:style-name="gr15" draw:text-style-name="P7" draw:layer="layout" svg:width="4.064cm" svg:height="1.673cm" svg:x="7.581cm" svg:y="8.273cm">
            <draw:text-box>
              <text:p><text:span text:style-name="T4">Robot start pose</text:span></text:p>
            </draw:text-box>
          </draw:frame>
        </draw:g>
        <presentation:notes draw:style-name="dp2">
          <draw:page-thumbnail draw:style-name="gr11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1" draw:text-style-name="P1" draw:layer="layout" svg:width="25.908cm" svg:height="14.986cm" svg:x="1.016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94cm" svg:height="2.794cm" svg:x="-0.422cm" svg:y="11.13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" draw:text-style-name="P1" draw:layer="layout" svg:width="7.62cm" svg:height="5.334cm" svg:x="1.016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94cm" svg:height="2.794cm" svg:x="-0.408cm" svg:y="6.164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xml:id="id10" draw:id="id10" draw:layer="layout" svg:width="2.794cm" svg:height="2.794cm" svg:x="22.698cm" svg:y="-0.154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3" draw:text-style-name="P2" draw:layer="layout" svg:width="21.082cm" svg:height="1.673cm" svg:x="3.81cm" svg:y="17.88cm">
          <draw:text-box>
            <text:p><text:span text:style-name="T1">Person recognition: ARENA A</text:span></text:p>
          </draw:text-box>
        </draw:frame>
        <draw:custom-shape draw:style-name="gr1" draw:text-style-name="P1" draw:layer="layout" svg:width="7.62cm" svg:height="9.652cm" svg:x="8.642cm" svg:y="1.27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6.262cm" svg:y1="10.922cm" svg:x2="19.558cm" svg:y2="10.922cm">
          <text:p/>
        </draw:line>
        <draw:line draw:style-name="gr5" draw:text-style-name="P5" xml:id="id9" draw:id="id9" draw:layer="layout" svg:x1="19.52cm" svg:y1="10.922cm" svg:x2="19.52cm" svg:y2="9.144cm">
          <text:p text:style-name="P1"><text:span text:style-name="T3">`</text:span></text:p>
        </draw:line>
        <draw:custom-shape draw:style-name="gr2" draw:text-style-name="P1" draw:layer="layout" svg:width="2.794cm" svg:height="2.794cm" svg:x="14.886cm" svg:y="7.38cm">
          <text:p/>
          <draw:enhanced-geometry draw:glue-point-type="segments" draw:type="mso-spt100" draw:modifiers="-88.4414609592203 -179.24480902157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7.266cm" svg:y="8.366cm">
          <text:p/>
          <draw:enhanced-geometry draw:glue-point-type="segments" draw:type="mso-spt100" draw:modifiers="0.142118604483626 -89.375484544917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6.134cm" svg:y="5.234cm">
          <text:p/>
          <draw:enhanced-geometry draw:glue-point-type="segments" draw:type="mso-spt100" draw:modifiers="-88.3800554392233 -179.28153093057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1" draw:layer="layout" svg:width="2.54cm" svg:height="1.016cm" svg:x="19.966cm" svg:y="4.8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20.22cm" svg:y="6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1.521cm" svg:y="6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1.522cm" svg:y="3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0.223cm" svg:y="3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27cm" svg:height="1.016cm" svg:x="18.134cm" svg:y="9.75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0.594cm" svg:x="16.664cm" svg:y="10.17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1.27cm" svg:x="16.41cm" svg:y="3.7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24cm" svg:height="0.508cm" svg:x="19.266cm" svg:y="1.4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24cm" svg:height="0.508cm" svg:x="24.338cm" svg:y="1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508cm" svg:height="0.508cm" svg:x="23.876cm" svg:y="3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24.638cm" svg:y="3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25.4cm" svg:y="3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26.162cm" svg:y="3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1.27cm" svg:x="26.316cm" svg:y="4.5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24cm" svg:height="0.508cm" svg:x="8.736cm" svg:y="15.49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62cm" svg:height="0.762cm" svg:x="10.668cm" svg:y="14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2.149cm" svg:height="0.962cm" svg:x="3.556cm" svg:y="3.102cm">
          <draw:text-box>
            <text:p><text:span text:style-name="T3">Office</text:span></text:p>
          </draw:text-box>
        </draw:frame>
        <draw:frame draw:style-name="gr8" draw:text-style-name="P3" draw:layer="layout" svg:width="3.304cm" svg:height="1.119cm" svg:x="6.442cm" svg:y="12.954cm">
          <draw:text-box>
            <text:p><text:span text:style-name="T2">Corridor</text:span></text:p>
          </draw:text-box>
        </draw:frame>
        <draw:frame draw:style-name="gr8" draw:text-style-name="P3" draw:layer="layout" svg:width="3.647cm" svg:height="1.119cm" svg:x="10.668cm" svg:y="6.356cm">
          <draw:text-box>
            <text:p><text:span text:style-name="T2">Bedroom</text:span></text:p>
          </draw:text-box>
        </draw:frame>
        <draw:frame draw:style-name="gr8" draw:text-style-name="P3" draw:layer="layout" svg:width="4.515cm" svg:height="1.119cm" svg:x="22.098cm" svg:y="11.176cm">
          <draw:text-box>
            <text:p><text:span text:style-name="T2">Living room</text:span></text:p>
          </draw:text-box>
        </draw:frame>
        <draw:frame draw:style-name="gr8" draw:text-style-name="P3" draw:layer="layout" svg:width="3.093cm" svg:height="1.119cm" svg:x="17.521cm" svg:y="6.809cm">
          <draw:text-box>
            <text:p><text:span text:style-name="T2">Kitchen</text:span></text:p>
          </draw:text-box>
        </draw:frame>
        <draw:connector draw:style-name="gr9" draw:text-style-name="P1" draw:layer="layout" draw:line-skew="1.583cm" svg:x1="19.52cm" svg:y1="10.922cm" svg:x2="22.698cm" svg:y2="1.243cm" draw:start-shape="id9" draw:start-glue-point="2" draw:end-shape="id10" draw:end-glue-point="3" svg:d="M19520 10922h3178v-9679" svg:viewBox="0 0 3179 9680">
          <text:p/>
        </draw:connector>
        <draw:line draw:style-name="gr10" draw:text-style-name="P1" draw:layer="layout" svg:x1="16.262cm" svg:y1="10.922cm" svg:x2="16.262cm" svg:y2="16.256cm">
          <text:p/>
        </draw:line>
        <draw:custom-shape draw:style-name="gr6" draw:text-style-name="P1" draw:layer="layout" svg:width="1.27cm" svg:height="1.27cm" svg:x="23.922cm" svg:y="13.5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0.762cm" svg:height="0.762cm" svg:x="23.568cm" svg:y="13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3.468cm" svg:y="14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4.892cm" svg:y="13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4.892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16.51cm" svg:y="15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17.211cm" svg:y="15.4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18.012cm" svg:y="15.4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0.508cm" svg:x="18.813cm" svg:y="15.4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15.169cm" svg:y="11.1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1.27cm" svg:x="19.658cm" svg:y="9.3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032cm" svg:height="3.556cm" svg:x="11.876cm" svg:y="1.6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0.508cm" svg:x="14.986cm" svg:y="1.7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8.89cm" svg:y="1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7cm" svg:height="1.778cm" svg:x="8.828cm" svg:y="5.84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6cm" svg:height="2.54cm" svg:x="7.366cm" svg:y="1.5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6.35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7cm" svg:height="1.27cm" svg:x="1.27cm" svg:y="3.4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0.853cm" svg:height="0.962cm" svg:x="1.132cm" svg:y="3.61cm">
          <draw:text-box>
            <text:p><text:span text:style-name="T3">1</text:span></text:p>
          </draw:text-box>
        </draw:frame>
        <draw:frame draw:style-name="gr8" draw:text-style-name="P6" draw:layer="layout" svg:width="0.853cm" svg:height="0.962cm" svg:x="7.466cm" svg:y="2.348cm">
          <draw:text-box>
            <text:p><text:span text:style-name="T3">2</text:span></text:p>
          </draw:text-box>
        </draw:frame>
        <draw:frame draw:style-name="gr8" draw:text-style-name="P6" draw:layer="layout" svg:width="0.853cm" svg:height="0.962cm" svg:x="12.446cm" svg:y="3.056cm">
          <draw:text-box>
            <text:p><text:span text:style-name="T3">3</text:span></text:p>
          </draw:text-box>
        </draw:frame>
        <draw:frame draw:style-name="gr8" draw:text-style-name="P6" draw:layer="layout" svg:width="0.853cm" svg:height="0.962cm" svg:x="8.698cm" svg:y="6.296cm">
          <draw:text-box>
            <text:p><text:span text:style-name="T3">4</text:span></text:p>
          </draw:text-box>
        </draw:frame>
        <draw:frame draw:style-name="gr12" draw:text-style-name="P6" draw:layer="layout" svg:width="1.205cm" svg:height="0.962cm" svg:x="8.907cm" svg:y="15.278cm">
          <draw:text-box>
            <text:p><text:span text:style-name="T3">14</text:span></text:p>
          </draw:text-box>
        </draw:frame>
        <draw:frame draw:style-name="gr12" draw:text-style-name="P6" draw:layer="layout" svg:width="0.853cm" svg:height="0.962cm" svg:x="16.227cm" svg:y="3.91cm">
          <draw:text-box>
            <text:p><text:span text:style-name="T3">5</text:span></text:p>
          </draw:text-box>
        </draw:frame>
        <draw:frame draw:style-name="gr12" draw:text-style-name="P6" draw:layer="layout" svg:width="0.853cm" svg:height="0.962cm" svg:x="18.397cm" svg:y="9.86cm">
          <draw:text-box>
            <text:p><text:span text:style-name="T3">7</text:span></text:p>
          </draw:text-box>
        </draw:frame>
        <draw:frame draw:style-name="gr12" draw:text-style-name="P6" draw:layer="layout" svg:width="0.853cm" svg:height="0.962cm" svg:x="16.898cm" svg:y="10.06cm">
          <draw:text-box>
            <text:p><text:span text:style-name="T3">6</text:span></text:p>
          </draw:text-box>
        </draw:frame>
        <draw:frame draw:style-name="gr12" draw:text-style-name="P6" draw:layer="layout" svg:width="0.853cm" svg:height="0.962cm" svg:x="19.498cm" svg:y="9.56cm">
          <draw:text-box>
            <text:p><text:span text:style-name="T3">8</text:span></text:p>
          </draw:text-box>
        </draw:frame>
        <draw:frame draw:style-name="gr12" draw:text-style-name="P6" draw:layer="layout" svg:width="0.853cm" svg:height="0.962cm" svg:x="19.599cm" svg:y="1.26cm">
          <draw:text-box>
            <text:p><text:span text:style-name="T3">9</text:span></text:p>
          </draw:text-box>
        </draw:frame>
        <draw:frame draw:style-name="gr12" draw:text-style-name="P6" draw:layer="layout" svg:width="1.205cm" svg:height="0.962cm" svg:x="20.7cm" svg:y="4.86cm">
          <draw:text-box>
            <text:p><text:span text:style-name="T3">10</text:span></text:p>
          </draw:text-box>
        </draw:frame>
        <draw:frame draw:style-name="gr12" draw:text-style-name="P6" draw:layer="layout" svg:width="1.205cm" svg:height="0.962cm" svg:x="24.501cm" svg:y="1.26cm">
          <draw:text-box>
            <text:p><text:span text:style-name="T3">11</text:span></text:p>
          </draw:text-box>
        </draw:frame>
        <draw:frame draw:style-name="gr12" draw:text-style-name="P6" draw:layer="layout" svg:width="1.205cm" svg:height="0.962cm" svg:x="25.902cm" svg:y="4.76cm">
          <draw:text-box>
            <text:p><text:span text:style-name="T3">12</text:span></text:p>
          </draw:text-box>
        </draw:frame>
        <draw:frame draw:style-name="gr12" draw:text-style-name="P6" draw:layer="layout" svg:width="1.205cm" svg:height="0.962cm" svg:x="23.903cm" svg:y="13.66cm">
          <draw:text-box>
            <text:p><text:span text:style-name="T3">13</text:span></text:p>
          </draw:text-box>
        </draw:frame>
        <draw:g>
          <draw:line draw:style-name="gr13" draw:text-style-name="P1" draw:layer="layout" svg:x1="21.546cm" svg:y1="8.408cm" svg:x2="23.578cm" svg:y2="8.408cm">
            <text:p/>
          </draw:line>
          <draw:frame draw:style-name="gr15" draw:text-style-name="P7" draw:layer="layout" svg:width="4.064cm" svg:height="1.673cm" svg:x="20.53cm" svg:y="8.916cm">
            <draw:text-box>
              <text:p><text:span text:style-name="T4">Robot start pose</text:span></text:p>
            </draw:text-box>
          </draw:frame>
        </draw:g>
        <presentation:notes draw:style-name="dp2">
          <draw:page-thumbnail draw:style-name="gr11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1" draw:text-style-name="P1" draw:layer="layout" svg:width="25.908cm" svg:height="14.986cm" svg:x="1.016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9.652cm" svg:x="5.442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96cm" svg:height="9.652cm" svg:x="13.062cm" svg:y="1.27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9.158cm" svg:y1="10.922cm" svg:x2="19.158cm" svg:y2="16.256cm">
          <text:p/>
        </draw:line>
        <draw:custom-shape draw:style-name="gr2" draw:text-style-name="P1" draw:layer="layout" svg:width="2.794cm" svg:height="2.794cm" svg:x="-0.422cm" svg:y="10.53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-0.408cm" svg:y="4.064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8.62cm" svg:y="9.552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15.34cm" svg:y="9.552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22.798cm" svg:y="-0.154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17.78cm" svg:y="5.388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2.794cm" svg:height="2.794cm" svg:x="17.78cm" svg:y="10.476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8" draw:text-style-name="P3" draw:layer="layout" svg:width="3.093cm" svg:height="1.119cm" svg:x="14.932cm" svg:y="5.788cm">
          <draw:text-box>
            <text:p><text:span text:style-name="T2">Kitchen</text:span></text:p>
          </draw:text-box>
        </draw:frame>
        <draw:frame draw:style-name="gr8" draw:text-style-name="P3" draw:layer="layout" svg:width="4.816cm" svg:height="1.119cm" svg:x="20.869cm" svg:y="13.029cm">
          <draw:text-box>
            <text:p><text:span text:style-name="T2">Living Room</text:span></text:p>
          </draw:text-box>
        </draw:frame>
        <draw:frame draw:style-name="gr8" draw:text-style-name="P3" draw:layer="layout" svg:width="3.647cm" svg:height="1.119cm" svg:x="8.382cm" svg:y="5.134cm">
          <draw:text-box>
            <text:p><text:span text:style-name="T2">Bedroom</text:span></text:p>
          </draw:text-box>
        </draw:frame>
        <draw:frame draw:style-name="gr8" draw:text-style-name="P3" draw:layer="layout" svg:width="3.304cm" svg:height="1.119cm" svg:x="2.738cm" svg:y="13.516cm">
          <draw:text-box>
            <text:p><text:span text:style-name="T2">Corridor</text:span></text:p>
          </draw:text-box>
        </draw:frame>
        <draw:custom-shape draw:style-name="gr6" draw:text-style-name="P1" draw:layer="layout" svg:width="0.762cm" svg:height="0.762cm" svg:x="11.884cm" svg:y="9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5.908cm" svg:y="13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032cm" svg:height="0.508cm" svg:x="22.352cm" svg:y="15.39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11.938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5.688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1.27cm" svg:x="12.346cm" svg:y="4.8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4cm" svg:height="1.27cm" svg:x="5.588cm" svg:y="5.33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6cm" svg:height="1.27cm" svg:x="5.588cm" svg:y="9.3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6.858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5.334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762cm" svg:height="0.762cm" svg:x="12.546cm" svg:y="11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524cm" svg:height="0.508cm" svg:x="6.858cm" svg:y="11.17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524cm" svg:height="0.508cm" svg:x="15.494cm" svg:y="1.5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1.27cm" svg:x="13.208cm" svg:y="4.8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54cm" svg:height="1.778cm" svg:x="13.262cm" svg:y="7.1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19.304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54cm" svg:height="1.778cm" svg:x="19.312cm" svg:y="9.5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86cm" svg:height="0.762cm" svg:x="19.912cm" svg:y="1.3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1.27cm" svg:x="26.362cm" svg:y="4.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016cm" svg:height="1.016cm" svg:x="24.022cm" svg:y="10.6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24.13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3.014cm" svg:y="10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5.3cm" svg:y="10.7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54cm" svg:height="1.016cm" svg:x="20.574cm" svg:y="4.5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0.762cm" svg:x="20.828cm" svg:y="5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2.129cm" svg:y="5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2.13cm" svg:y="3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20.831cm" svg:y="3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508cm" svg:height="1.27cm" svg:x="18.442cm" svg:y="5.33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1.166cm" svg:height="1.673cm" svg:x="3.144cm" svg:y="17.88cm">
          <draw:text-box>
            <text:p><text:span text:style-name="T1">Person Recognition: ARENA B</text:span></text:p>
          </draw:text-box>
        </draw:frame>
        <draw:frame draw:style-name="gr8" draw:text-style-name="P3" draw:layer="layout" svg:width="4.985cm" svg:height="1.119cm" svg:x="20.784cm" svg:y="6.625cm">
          <draw:text-box>
            <text:p><text:span text:style-name="T2">Dining Room</text:span></text:p>
          </draw:text-box>
        </draw:frame>
        <draw:line draw:style-name="gr10" draw:text-style-name="P1" draw:layer="layout" svg:x1="19.158cm" svg:y1="8.99cm" svg:x2="26.924cm" svg:y2="8.99cm">
          <text:p/>
        </draw:line>
        <draw:frame draw:style-name="gr8" draw:text-style-name="P6" draw:layer="layout" svg:width="0.853cm" svg:height="0.962cm" svg:x="6.48cm" svg:y="5.572cm">
          <draw:text-box>
            <text:p><text:span text:style-name="T3">1</text:span></text:p>
          </draw:text-box>
        </draw:frame>
        <draw:frame draw:style-name="gr8" draw:text-style-name="P6" draw:layer="layout" svg:width="0.853cm" svg:height="0.962cm" svg:x="5.781cm" svg:y="9.572cm">
          <draw:text-box>
            <text:p><text:span text:style-name="T3">2</text:span></text:p>
          </draw:text-box>
        </draw:frame>
        <draw:frame draw:style-name="gr8" draw:text-style-name="P6" draw:layer="layout" svg:width="0.853cm" svg:height="0.962cm" svg:x="12.182cm" svg:y="5.072cm">
          <draw:text-box>
            <text:p><text:span text:style-name="T3">3</text:span></text:p>
          </draw:text-box>
        </draw:frame>
        <draw:frame draw:style-name="gr8" draw:text-style-name="P6" draw:layer="layout" svg:width="0.853cm" svg:height="0.962cm" svg:x="13.083cm" svg:y="4.972cm">
          <draw:text-box>
            <text:p><text:span text:style-name="T3">4</text:span></text:p>
          </draw:text-box>
        </draw:frame>
        <draw:frame draw:style-name="gr8" draw:text-style-name="P6" draw:layer="layout" svg:width="0.853cm" svg:height="0.962cm" svg:x="13.284cm" svg:y="7.672cm">
          <draw:text-box>
            <text:p><text:span text:style-name="T3">5</text:span></text:p>
          </draw:text-box>
        </draw:frame>
        <draw:frame draw:style-name="gr8" draw:text-style-name="P6" draw:layer="layout" svg:width="0.853cm" svg:height="0.962cm" svg:x="15.885cm" svg:y="1.372cm">
          <draw:text-box>
            <text:p><text:span text:style-name="T3">6</text:span></text:p>
          </draw:text-box>
        </draw:frame>
        <draw:frame draw:style-name="gr8" draw:text-style-name="P6" draw:layer="layout" svg:width="0.853cm" svg:height="0.962cm" svg:x="18.286cm" svg:y="5.572cm">
          <draw:text-box>
            <text:p><text:span text:style-name="T3">7</text:span></text:p>
          </draw:text-box>
        </draw:frame>
        <draw:frame draw:style-name="gr8" draw:text-style-name="P6" draw:layer="layout" svg:width="0.853cm" svg:height="0.962cm" svg:x="20.687cm" svg:y="1.272cm">
          <draw:text-box>
            <text:p><text:span text:style-name="T3">8</text:span></text:p>
          </draw:text-box>
        </draw:frame>
        <draw:frame draw:style-name="gr8" draw:text-style-name="P6" draw:layer="layout" svg:width="0.853cm" svg:height="0.962cm" svg:x="21.388cm" svg:y="4.672cm">
          <draw:text-box>
            <text:p><text:span text:style-name="T3">9</text:span></text:p>
          </draw:text-box>
        </draw:frame>
        <draw:frame draw:style-name="gr8" draw:text-style-name="P6" draw:layer="layout" svg:width="1.205cm" svg:height="0.962cm" svg:x="25.889cm" svg:y="5.072cm">
          <draw:text-box>
            <text:p><text:span text:style-name="T3">10</text:span></text:p>
          </draw:text-box>
        </draw:frame>
        <draw:frame draw:style-name="gr8" draw:text-style-name="P6" draw:layer="layout" svg:width="1.205cm" svg:height="0.962cm" svg:x="19.09cm" svg:y="9.972cm">
          <draw:text-box>
            <text:p><text:span text:style-name="T3">11</text:span></text:p>
          </draw:text-box>
        </draw:frame>
        <draw:frame draw:style-name="gr8" draw:text-style-name="P6" draw:layer="layout" svg:width="1.205cm" svg:height="0.962cm" svg:x="23.891cm" svg:y="10.672cm">
          <draw:text-box>
            <text:p><text:span text:style-name="T3">12</text:span></text:p>
          </draw:text-box>
        </draw:frame>
        <draw:frame draw:style-name="gr8" draw:text-style-name="P6" draw:layer="layout" svg:width="1.205cm" svg:height="0.962cm" svg:x="22.792cm" svg:y="15.172cm">
          <draw:text-box>
            <text:p><text:span text:style-name="T3">13</text:span></text:p>
          </draw:text-box>
        </draw:frame>
        <draw:frame draw:style-name="gr8" draw:text-style-name="P6" draw:layer="layout" svg:width="1.205cm" svg:height="0.962cm" svg:x="6.993cm" svg:y="10.972cm">
          <draw:text-box>
            <text:p><text:span text:style-name="T3">14</text:span></text:p>
          </draw:text-box>
        </draw:frame>
        <draw:g>
          <draw:line draw:style-name="gr13" draw:text-style-name="P1" draw:layer="layout" svg:x1="22.096cm" svg:y1="11.948cm" svg:x2="22.096cm" svg:y2="13.98cm">
            <text:p/>
          </draw:line>
          <draw:frame draw:style-name="gr15" draw:text-style-name="P7" draw:layer="layout" svg:width="4.064cm" svg:height="1.673cm" draw:transform="rotate (-1.5706217938697) translate (21.588cm 10.932cm)">
            <draw:text-box>
              <text:p><text:span text:style-name="T4">Robot start pose</text:span></text:p>
            </draw:text-box>
          </draw:frame>
        </draw:g>
        <presentation:notes draw:style-name="dp2">
          <draw:page-thumbnail draw:style-name="gr11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7" draw:text-style-name="P1" draw:layer="Layout" svg:width="25.908cm" svg:height="14.986cm" svg:x="1.016cm" svg:y="1.2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.794cm" svg:height="2.794cm" svg:x="-0.422cm" svg:y="11.13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7" draw:text-style-name="P1" draw:layer="Layout" svg:width="7.62cm" svg:height="5.334cm" svg:x="1.016cm" svg:y="1.2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.794cm" svg:height="2.794cm" svg:x="-0.408cm" svg:y="6.164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8" draw:text-style-name="P1" xml:id="id12" draw:id="id12" draw:layer="Layout" svg:width="2.794cm" svg:height="2.794cm" svg:x="22.698cm" svg:y="-0.154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3" draw:text-style-name="P2" draw:layer="layout" svg:width="21.082cm" svg:height="1.673cm" svg:x="3.81cm" svg:y="17.88cm">
          <draw:text-box>
            <text:p text:style-name="P8"><text:span text:style-name="T1">GPSR: ARENA A</text:span></text:p>
          </draw:text-box>
        </draw:frame>
        <draw:custom-shape draw:style-name="gr17" draw:text-style-name="P1" draw:layer="Layout" svg:width="7.62cm" svg:height="9.652cm" svg:x="8.642cm" svg:y="1.27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6.262cm" svg:y1="10.922cm" svg:x2="19.558cm" svg:y2="10.922cm">
          <text:p/>
        </draw:line>
        <draw:line draw:style-name="gr5" draw:text-style-name="P5" xml:id="id11" draw:id="id11" draw:layer="layout" svg:x1="19.52cm" svg:y1="10.922cm" svg:x2="19.52cm" svg:y2="9.144cm">
          <text:p text:style-name="P5"><text:span text:style-name="T3">`</text:span></text:p>
        </draw:line>
        <draw:custom-shape draw:style-name="gr18" draw:text-style-name="P1" draw:layer="Layout" svg:width="2.794cm" svg:height="2.794cm" svg:x="14.886cm" svg:y="7.38cm">
          <text:p/>
          <draw:enhanced-geometry draw:glue-point-type="segments" draw:type="mso-spt100" draw:modifiers="-88.4414609592203 -179.24480902157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8" draw:text-style-name="P1" draw:layer="Layout" svg:width="2.794cm" svg:height="2.794cm" svg:x="7.266cm" svg:y="8.366cm">
          <text:p/>
          <draw:enhanced-geometry draw:glue-point-type="segments" draw:type="mso-spt100" draw:modifiers="0.142118604483626 -89.375484544917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8" draw:text-style-name="P1" draw:layer="Layout" svg:width="2.794cm" svg:height="2.794cm" svg:x="6.134cm" svg:y="5.234cm">
          <text:p/>
          <draw:enhanced-geometry draw:glue-point-type="segments" draw:type="mso-spt100" draw:modifiers="-88.3800554392233 -179.28153093057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9" draw:text-style-name="P1" draw:layer="Layout" svg:width="2.54cm" svg:height="1.016cm" svg:x="19.966cm" svg:y="4.83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762cm" svg:height="0.762cm" svg:x="20.22cm" svg:y="6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762cm" svg:height="0.762cm" svg:x="21.521cm" svg:y="6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762cm" svg:height="0.762cm" svg:x="21.522cm" svg:y="3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762cm" svg:height="0.762cm" svg:x="20.223cm" svg:y="3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1.27cm" svg:height="1.016cm" svg:x="18.134cm" svg:y="9.75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27cm" svg:height="0.594cm" svg:x="16.664cm" svg:y="10.17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508cm" svg:height="1.27cm" svg:x="16.41cm" svg:y="3.7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524cm" svg:height="0.508cm" svg:x="19.266cm" svg:y="1.42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524cm" svg:height="0.508cm" svg:x="24.338cm" svg:y="1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508cm" svg:height="0.508cm" svg:x="23.876cm" svg:y="3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508cm" svg:height="0.508cm" svg:x="24.638cm" svg:y="3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508cm" svg:height="0.508cm" svg:x="25.4cm" svg:y="3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508cm" svg:height="0.508cm" svg:x="26.162cm" svg:y="3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508cm" svg:height="1.27cm" svg:x="26.316cm" svg:y="4.57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524cm" svg:height="0.508cm" svg:x="8.736cm" svg:y="15.49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762cm" svg:height="0.762cm" svg:x="10.668cm" svg:y="14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2.149cm" svg:height="0.962cm" svg:x="3.556cm" svg:y="3.102cm">
          <draw:text-box>
            <text:p text:style-name="P6"><text:span text:style-name="T3">Office</text:span></text:p>
          </draw:text-box>
        </draw:frame>
        <draw:frame draw:style-name="gr8" draw:text-style-name="P3" draw:layer="layout" svg:width="3.304cm" svg:height="1.119cm" svg:x="6.442cm" svg:y="12.954cm">
          <draw:text-box>
            <text:p text:style-name="P9"><text:span text:style-name="T2">Corridor</text:span></text:p>
          </draw:text-box>
        </draw:frame>
        <draw:frame draw:style-name="gr8" draw:text-style-name="P3" draw:layer="layout" svg:width="3.647cm" svg:height="1.119cm" svg:x="10.668cm" svg:y="6.356cm">
          <draw:text-box>
            <text:p text:style-name="P9"><text:span text:style-name="T2">Bedroom</text:span></text:p>
          </draw:text-box>
        </draw:frame>
        <draw:frame draw:style-name="gr8" draw:text-style-name="P3" draw:layer="layout" svg:width="4.515cm" svg:height="1.119cm" svg:x="22.098cm" svg:y="11.176cm">
          <draw:text-box>
            <text:p text:style-name="P9"><text:span text:style-name="T2">Living room</text:span></text:p>
          </draw:text-box>
        </draw:frame>
        <draw:frame draw:style-name="gr8" draw:text-style-name="P3" draw:layer="layout" svg:width="3.093cm" svg:height="1.119cm" svg:x="17.521cm" svg:y="6.809cm">
          <draw:text-box>
            <text:p text:style-name="P9"><text:span text:style-name="T2">Kitchen</text:span></text:p>
          </draw:text-box>
        </draw:frame>
        <draw:connector draw:style-name="gr9" draw:text-style-name="P1" draw:layer="layout" draw:line-skew="1.583cm" svg:x1="19.52cm" svg:y1="10.922cm" svg:x2="22.698cm" svg:y2="1.243cm" draw:start-shape="id11" draw:start-glue-point="2" draw:end-shape="id12" draw:end-glue-point="3" svg:d="M19520 10922h3178v-9679" svg:viewBox="0 0 3179 9680">
          <text:p/>
        </draw:connector>
        <draw:line draw:style-name="gr10" draw:text-style-name="P1" draw:layer="layout" svg:x1="16.262cm" svg:y1="10.922cm" svg:x2="16.262cm" svg:y2="16.256cm">
          <text:p/>
        </draw:line>
        <draw:custom-shape draw:style-name="gr19" draw:text-style-name="P1" draw:layer="Layout" svg:width="1.27cm" svg:height="1.27cm" svg:x="23.922cm" svg:y="13.5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" draw:layer="Layout" svg:width="0.762cm" svg:height="0.762cm" svg:x="23.568cm" svg:y="13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762cm" svg:height="0.762cm" svg:x="23.468cm" svg:y="14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762cm" svg:height="0.762cm" svg:x="24.892cm" svg:y="13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762cm" svg:height="0.762cm" svg:x="24.892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508cm" svg:height="0.508cm" svg:x="16.51cm" svg:y="15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508cm" svg:height="0.508cm" svg:x="17.211cm" svg:y="15.4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508cm" svg:height="0.508cm" svg:x="18.012cm" svg:y="15.4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508cm" svg:height="0.508cm" svg:x="18.813cm" svg:y="15.4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62cm" svg:height="0.762cm" svg:x="15.169cm" svg:y="11.1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508cm" svg:height="1.27cm" svg:x="19.658cm" svg:y="9.39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.032cm" svg:height="3.556cm" svg:x="11.876cm" svg:y="1.62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508cm" svg:height="0.508cm" svg:x="14.986cm" svg:y="1.7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62cm" svg:height="0.762cm" svg:x="8.89cm" svg:y="1.5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47cm" svg:height="1.778cm" svg:x="8.828cm" svg:y="5.84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016cm" svg:height="2.54cm" svg:x="7.366cm" svg:y="1.52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762cm" svg:height="0.762cm" svg:x="6.35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47cm" svg:height="1.27cm" svg:x="1.27cm" svg:y="3.4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0.853cm" svg:height="0.962cm" svg:x="1.132cm" svg:y="3.61cm">
          <draw:text-box>
            <text:p text:style-name="P6"><text:span text:style-name="T3">1</text:span></text:p>
          </draw:text-box>
        </draw:frame>
        <draw:frame draw:style-name="gr8" draw:text-style-name="P6" draw:layer="layout" svg:width="0.853cm" svg:height="0.962cm" svg:x="7.466cm" svg:y="2.348cm">
          <draw:text-box>
            <text:p text:style-name="P6"><text:span text:style-name="T3">2</text:span></text:p>
          </draw:text-box>
        </draw:frame>
        <draw:frame draw:style-name="gr8" draw:text-style-name="P6" draw:layer="layout" svg:width="0.853cm" svg:height="0.962cm" svg:x="12.446cm" svg:y="3.056cm">
          <draw:text-box>
            <text:p text:style-name="P6"><text:span text:style-name="T3">3</text:span></text:p>
          </draw:text-box>
        </draw:frame>
        <draw:frame draw:style-name="gr8" draw:text-style-name="P6" draw:layer="layout" svg:width="0.853cm" svg:height="0.962cm" svg:x="8.698cm" svg:y="6.296cm">
          <draw:text-box>
            <text:p text:style-name="P6"><text:span text:style-name="T3">4</text:span></text:p>
          </draw:text-box>
        </draw:frame>
        <draw:frame draw:style-name="gr12" draw:text-style-name="P6" draw:layer="layout" svg:width="1.205cm" svg:height="0.962cm" svg:x="8.907cm" svg:y="15.278cm">
          <draw:text-box>
            <text:p text:style-name="P6"><text:span text:style-name="T3">14</text:span></text:p>
          </draw:text-box>
        </draw:frame>
        <draw:frame draw:style-name="gr12" draw:text-style-name="P6" draw:layer="layout" svg:width="0.853cm" svg:height="0.962cm" svg:x="16.227cm" svg:y="3.91cm">
          <draw:text-box>
            <text:p text:style-name="P6"><text:span text:style-name="T3">5</text:span></text:p>
          </draw:text-box>
        </draw:frame>
        <draw:frame draw:style-name="gr12" draw:text-style-name="P6" draw:layer="layout" svg:width="0.853cm" svg:height="0.962cm" svg:x="18.397cm" svg:y="9.86cm">
          <draw:text-box>
            <text:p text:style-name="P6"><text:span text:style-name="T3">7</text:span></text:p>
          </draw:text-box>
        </draw:frame>
        <draw:frame draw:style-name="gr12" draw:text-style-name="P6" draw:layer="layout" svg:width="0.853cm" svg:height="0.962cm" svg:x="16.898cm" svg:y="10.06cm">
          <draw:text-box>
            <text:p text:style-name="P6"><text:span text:style-name="T3">6</text:span></text:p>
          </draw:text-box>
        </draw:frame>
        <draw:frame draw:style-name="gr12" draw:text-style-name="P6" draw:layer="layout" svg:width="0.853cm" svg:height="0.962cm" svg:x="19.498cm" svg:y="9.56cm">
          <draw:text-box>
            <text:p text:style-name="P6"><text:span text:style-name="T3">8</text:span></text:p>
          </draw:text-box>
        </draw:frame>
        <draw:frame draw:style-name="gr12" draw:text-style-name="P6" draw:layer="layout" svg:width="0.853cm" svg:height="0.962cm" svg:x="19.599cm" svg:y="1.26cm">
          <draw:text-box>
            <text:p text:style-name="P6"><text:span text:style-name="T3">9</text:span></text:p>
          </draw:text-box>
        </draw:frame>
        <draw:frame draw:style-name="gr12" draw:text-style-name="P6" draw:layer="layout" svg:width="1.205cm" svg:height="0.962cm" svg:x="20.7cm" svg:y="4.86cm">
          <draw:text-box>
            <text:p text:style-name="P6"><text:span text:style-name="T3">10</text:span></text:p>
          </draw:text-box>
        </draw:frame>
        <draw:frame draw:style-name="gr12" draw:text-style-name="P6" draw:layer="layout" svg:width="1.205cm" svg:height="0.962cm" svg:x="24.501cm" svg:y="1.26cm">
          <draw:text-box>
            <text:p text:style-name="P6"><text:span text:style-name="T3">11</text:span></text:p>
          </draw:text-box>
        </draw:frame>
        <draw:frame draw:style-name="gr12" draw:text-style-name="P6" draw:layer="layout" svg:width="1.205cm" svg:height="0.962cm" svg:x="25.902cm" svg:y="4.76cm">
          <draw:text-box>
            <text:p text:style-name="P6"><text:span text:style-name="T3">12</text:span></text:p>
          </draw:text-box>
        </draw:frame>
        <draw:frame draw:style-name="gr12" draw:text-style-name="P6" draw:layer="layout" svg:width="1.205cm" svg:height="0.962cm" svg:x="23.903cm" svg:y="13.66cm">
          <draw:text-box>
            <text:p text:style-name="P6"><text:span text:style-name="T3">13</text:span></text:p>
          </draw:text-box>
        </draw:frame>
        <draw:g>
          <draw:line draw:style-name="gr13" draw:text-style-name="P1" draw:layer="layout" svg:x1="25.568cm" svg:y1="8.156cm" svg:x2="23.754cm" svg:y2="8.144cm">
            <text:p/>
          </draw:line>
          <draw:frame draw:style-name="gr15" draw:text-style-name="P7" draw:layer="layout" svg:width="4.064cm" svg:height="2.384cm" draw:transform="rotate (-0.0132645023151572) translate (23.134cm 8.444cm)">
            <draw:text-box>
              <text:p><text:span text:style-name="T4">Robot waiting pose</text:span></text:p>
            </draw:text-box>
          </draw:frame>
        </draw:g>
        <draw:line draw:style-name="gr13" draw:text-style-name="P1" draw:layer="layout" svg:x1="23.431cm" svg:y1="0.118cm" svg:x2="23.431cm" svg:y2="1.118cm">
          <text:p/>
        </draw:line>
        <presentation:notes draw:style-name="dp2">
          <draw:page-thumbnail draw:style-name="gr11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style-name="gr17" draw:text-style-name="P1" draw:layer="Layout" svg:width="25.908cm" svg:height="14.986cm" svg:x="1.016cm" svg:y="1.2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7.62cm" svg:height="9.652cm" svg:x="5.442cm" svg:y="1.2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6.096cm" svg:height="9.652cm" svg:x="13.062cm" svg:y="1.27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9.158cm" svg:y1="10.922cm" svg:x2="19.158cm" svg:y2="16.256cm">
          <text:p/>
        </draw:line>
        <draw:custom-shape draw:style-name="gr18" draw:text-style-name="P1" draw:layer="Layout" svg:width="2.794cm" svg:height="2.794cm" svg:x="-0.422cm" svg:y="10.53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8" draw:text-style-name="P1" draw:layer="Layout" svg:width="2.794cm" svg:height="2.794cm" svg:x="-0.408cm" svg:y="4.064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8" draw:text-style-name="P1" draw:layer="Layout" svg:width="2.794cm" svg:height="2.794cm" svg:x="8.62cm" svg:y="9.552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8" draw:text-style-name="P1" draw:layer="Layout" svg:width="2.794cm" svg:height="2.794cm" svg:x="15.34cm" svg:y="9.552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8" draw:text-style-name="P1" draw:layer="Layout" svg:width="2.794cm" svg:height="2.794cm" svg:x="22.798cm" svg:y="-0.154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8" draw:text-style-name="P1" draw:layer="Layout" svg:width="2.794cm" svg:height="2.794cm" svg:x="17.78cm" svg:y="5.388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8" draw:text-style-name="P1" draw:layer="Layout" svg:width="2.794cm" svg:height="2.794cm" svg:x="17.78cm" svg:y="10.476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8" draw:text-style-name="P3" draw:layer="layout" svg:width="3.093cm" svg:height="1.119cm" svg:x="14.932cm" svg:y="5.788cm">
          <draw:text-box>
            <text:p text:style-name="P9"><text:span text:style-name="T2">Kitchen</text:span></text:p>
          </draw:text-box>
        </draw:frame>
        <draw:frame draw:style-name="gr8" draw:text-style-name="P3" draw:layer="layout" svg:width="4.816cm" svg:height="1.119cm" svg:x="20.869cm" svg:y="13.029cm">
          <draw:text-box>
            <text:p text:style-name="P9"><text:span text:style-name="T2">Living Room</text:span></text:p>
          </draw:text-box>
        </draw:frame>
        <draw:frame draw:style-name="gr8" draw:text-style-name="P3" draw:layer="layout" svg:width="3.647cm" svg:height="1.119cm" svg:x="8.382cm" svg:y="5.134cm">
          <draw:text-box>
            <text:p text:style-name="P9"><text:span text:style-name="T2">Bedroom</text:span></text:p>
          </draw:text-box>
        </draw:frame>
        <draw:frame draw:style-name="gr8" draw:text-style-name="P3" draw:layer="layout" svg:width="3.304cm" svg:height="1.119cm" svg:x="2.738cm" svg:y="13.516cm">
          <draw:text-box>
            <text:p text:style-name="P9"><text:span text:style-name="T2">Corridor</text:span></text:p>
          </draw:text-box>
        </draw:frame>
        <draw:custom-shape draw:style-name="gr19" draw:text-style-name="P1" draw:layer="Layout" svg:width="0.762cm" svg:height="0.762cm" svg:x="11.884cm" svg:y="9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762cm" svg:height="0.762cm" svg:x="25.908cm" svg:y="13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2.032cm" svg:height="0.508cm" svg:x="22.352cm" svg:y="15.39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762cm" svg:height="0.762cm" svg:x="11.938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62cm" svg:height="0.762cm" svg:x="5.688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508cm" svg:height="1.27cm" svg:x="12.346cm" svg:y="4.8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.54cm" svg:height="1.27cm" svg:x="5.588cm" svg:y="5.33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016cm" svg:height="1.27cm" svg:x="5.588cm" svg:y="9.39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762cm" svg:height="0.762cm" svg:x="6.858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62cm" svg:height="0.762cm" svg:x="5.334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62cm" svg:height="0.762cm" svg:x="12.546cm" svg:y="11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1.524cm" svg:height="0.508cm" svg:x="6.858cm" svg:y="11.17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524cm" svg:height="0.508cm" svg:x="15.494cm" svg:y="1.52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508cm" svg:height="1.27cm" svg:x="13.208cm" svg:y="4.8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654cm" svg:height="1.778cm" svg:x="13.262cm" svg:y="7.1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762cm" svg:height="0.762cm" svg:x="19.304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654cm" svg:height="1.778cm" svg:x="19.312cm" svg:y="9.59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.286cm" svg:height="0.762cm" svg:x="19.912cm" svg:y="1.34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508cm" svg:height="1.27cm" svg:x="26.362cm" svg:y="4.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016cm" svg:height="1.016cm" svg:x="24.022cm" svg:y="10.61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762cm" svg:height="0.762cm" svg:x="24.13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762cm" svg:height="0.762cm" svg:x="23.014cm" svg:y="10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762cm" svg:height="0.762cm" svg:x="25.3cm" svg:y="10.7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2.54cm" svg:height="1.016cm" svg:x="20.574cm" svg:y="4.57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762cm" svg:height="0.762cm" svg:x="20.828cm" svg:y="5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762cm" svg:height="0.762cm" svg:x="22.129cm" svg:y="5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762cm" svg:height="0.762cm" svg:x="22.13cm" svg:y="3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762cm" svg:height="0.762cm" svg:x="20.831cm" svg:y="3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508cm" svg:height="1.27cm" svg:x="18.442cm" svg:y="5.33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1.166cm" svg:height="1.673cm" svg:x="3.144cm" svg:y="17.88cm">
          <draw:text-box>
            <text:p text:style-name="P8"><text:span text:style-name="T1">Manipulation + obj. recog: ARENA B</text:span></text:p>
          </draw:text-box>
        </draw:frame>
        <draw:frame draw:style-name="gr8" draw:text-style-name="P3" draw:layer="layout" svg:width="4.985cm" svg:height="1.119cm" svg:x="20.784cm" svg:y="6.625cm">
          <draw:text-box>
            <text:p text:style-name="P9"><text:span text:style-name="T2">Dining Room</text:span></text:p>
          </draw:text-box>
        </draw:frame>
        <draw:line draw:style-name="gr10" draw:text-style-name="P1" draw:layer="layout" svg:x1="19.158cm" svg:y1="8.99cm" svg:x2="26.924cm" svg:y2="8.99cm">
          <text:p/>
        </draw:line>
        <draw:frame draw:style-name="gr8" draw:text-style-name="P6" draw:layer="layout" svg:width="0.853cm" svg:height="0.962cm" svg:x="6.48cm" svg:y="5.572cm">
          <draw:text-box>
            <text:p text:style-name="P6"><text:span text:style-name="T3">1</text:span></text:p>
          </draw:text-box>
        </draw:frame>
        <draw:frame draw:style-name="gr8" draw:text-style-name="P6" draw:layer="layout" svg:width="0.853cm" svg:height="0.962cm" svg:x="5.781cm" svg:y="9.572cm">
          <draw:text-box>
            <text:p text:style-name="P6"><text:span text:style-name="T3">2</text:span></text:p>
          </draw:text-box>
        </draw:frame>
        <draw:frame draw:style-name="gr8" draw:text-style-name="P6" draw:layer="layout" svg:width="0.853cm" svg:height="0.962cm" svg:x="12.182cm" svg:y="5.072cm">
          <draw:text-box>
            <text:p text:style-name="P6"><text:span text:style-name="T3">3</text:span></text:p>
          </draw:text-box>
        </draw:frame>
        <draw:frame draw:style-name="gr8" draw:text-style-name="P6" draw:layer="layout" svg:width="0.853cm" svg:height="0.962cm" svg:x="13.083cm" svg:y="4.972cm">
          <draw:text-box>
            <text:p text:style-name="P6"><text:span text:style-name="T3">4</text:span></text:p>
          </draw:text-box>
        </draw:frame>
        <draw:frame draw:style-name="gr8" draw:text-style-name="P6" draw:layer="layout" svg:width="0.853cm" svg:height="0.962cm" svg:x="13.284cm" svg:y="7.672cm">
          <draw:text-box>
            <text:p text:style-name="P6"><text:span text:style-name="T3">5</text:span></text:p>
          </draw:text-box>
        </draw:frame>
        <draw:frame draw:style-name="gr8" draw:text-style-name="P6" draw:layer="layout" svg:width="0.853cm" svg:height="0.962cm" svg:x="15.885cm" svg:y="1.372cm">
          <draw:text-box>
            <text:p text:style-name="P6"><text:span text:style-name="T3">6</text:span></text:p>
          </draw:text-box>
        </draw:frame>
        <draw:frame draw:style-name="gr8" draw:text-style-name="P6" draw:layer="layout" svg:width="0.853cm" svg:height="0.962cm" svg:x="18.286cm" svg:y="5.572cm">
          <draw:text-box>
            <text:p text:style-name="P6"><text:span text:style-name="T3">7</text:span></text:p>
          </draw:text-box>
        </draw:frame>
        <draw:frame draw:style-name="gr8" draw:text-style-name="P6" draw:layer="layout" svg:width="0.853cm" svg:height="0.962cm" svg:x="20.687cm" svg:y="1.272cm">
          <draw:text-box>
            <text:p text:style-name="P6"><text:span text:style-name="T3">8</text:span></text:p>
          </draw:text-box>
        </draw:frame>
        <draw:frame draw:style-name="gr8" draw:text-style-name="P6" draw:layer="layout" svg:width="0.853cm" svg:height="0.962cm" svg:x="21.388cm" svg:y="4.672cm">
          <draw:text-box>
            <text:p text:style-name="P6"><text:span text:style-name="T3">9</text:span></text:p>
          </draw:text-box>
        </draw:frame>
        <draw:frame draw:style-name="gr8" draw:text-style-name="P6" draw:layer="layout" svg:width="1.205cm" svg:height="0.962cm" svg:x="25.889cm" svg:y="5.072cm">
          <draw:text-box>
            <text:p text:style-name="P6"><text:span text:style-name="T3">10</text:span></text:p>
          </draw:text-box>
        </draw:frame>
        <draw:frame draw:style-name="gr8" draw:text-style-name="P6" draw:layer="layout" svg:width="1.205cm" svg:height="0.962cm" svg:x="19.09cm" svg:y="9.972cm">
          <draw:text-box>
            <text:p text:style-name="P6"><text:span text:style-name="T3">11</text:span></text:p>
          </draw:text-box>
        </draw:frame>
        <draw:frame draw:style-name="gr8" draw:text-style-name="P6" draw:layer="layout" svg:width="1.205cm" svg:height="0.962cm" svg:x="23.891cm" svg:y="10.672cm">
          <draw:text-box>
            <text:p text:style-name="P6"><text:span text:style-name="T3">12</text:span></text:p>
          </draw:text-box>
        </draw:frame>
        <draw:frame draw:style-name="gr8" draw:text-style-name="P6" draw:layer="layout" svg:width="1.205cm" svg:height="0.962cm" svg:x="22.792cm" svg:y="15.172cm">
          <draw:text-box>
            <text:p text:style-name="P6"><text:span text:style-name="T3">13</text:span></text:p>
          </draw:text-box>
        </draw:frame>
        <draw:frame draw:style-name="gr8" draw:text-style-name="P6" draw:layer="layout" svg:width="1.205cm" svg:height="0.962cm" svg:x="6.993cm" svg:y="10.972cm">
          <draw:text-box>
            <text:p text:style-name="P6"><text:span text:style-name="T3">14</text:span></text:p>
          </draw:text-box>
        </draw:frame>
        <draw:g>
          <draw:line draw:style-name="gr13" draw:text-style-name="P1" draw:layer="layout" svg:x1="21.746cm" svg:y1="10.437cm" svg:x2="20.188cm" svg:y2="10.467cm">
            <text:p/>
          </draw:line>
          <draw:frame draw:style-name="gr15" draw:text-style-name="P7" draw:layer="layout" svg:width="4.064cm" svg:height="1.673cm" draw:transform="rotate (-0.00506145483078437) translate (19.593cm 10.926cm)">
            <draw:text-box>
              <text:p><text:span text:style-name="T4">Robot start pose</text:span></text:p>
            </draw:text-box>
          </draw:frame>
        </draw:g>
        <draw:custom-shape draw:style-name="gr21" draw:text-style-name="P10" draw:layer="layout" svg:width="1.793cm" svg:height="1.823cm" svg:x="23.607cm" svg:y="3.381cm">
          <text:p text:style-name="P1"><text:span text:style-name="T5">Prep are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1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custom-shape draw:style-name="gr17" draw:text-style-name="P1" draw:layer="Layout" svg:width="25.908cm" svg:height="14.986cm" svg:x="1.016cm" svg:y="1.2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7.62cm" svg:height="9.652cm" svg:x="5.442cm" svg:y="1.2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6.096cm" svg:height="9.652cm" svg:x="13.062cm" svg:y="1.27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9.158cm" svg:y1="10.922cm" svg:x2="19.158cm" svg:y2="16.256cm">
          <text:p/>
        </draw:line>
        <draw:custom-shape draw:style-name="gr18" draw:text-style-name="P1" draw:layer="Layout" svg:width="2.794cm" svg:height="2.794cm" svg:x="-0.422cm" svg:y="10.53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8" draw:text-style-name="P1" draw:layer="Layout" svg:width="2.794cm" svg:height="2.794cm" svg:x="-0.408cm" svg:y="4.064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8" draw:text-style-name="P1" draw:layer="Layout" svg:width="2.794cm" svg:height="2.794cm" svg:x="8.62cm" svg:y="9.552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8" draw:text-style-name="P1" draw:layer="Layout" svg:width="2.794cm" svg:height="2.794cm" svg:x="15.34cm" svg:y="9.552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8" draw:text-style-name="P1" draw:layer="Layout" svg:width="2.794cm" svg:height="2.794cm" svg:x="22.798cm" svg:y="-0.154cm">
          <text:p/>
          <draw:enhanced-geometry draw:glue-point-type="segments" draw:type="mso-spt100" draw:modifiers="-179.243191520888 90.5229480512335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8" draw:text-style-name="P1" draw:layer="Layout" svg:width="2.794cm" svg:height="2.794cm" svg:x="17.78cm" svg:y="5.388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8" draw:text-style-name="P1" draw:layer="Layout" svg:width="2.794cm" svg:height="2.794cm" svg:x="17.78cm" svg:y="10.476cm">
          <text:p/>
          <draw:enhanced-geometry draw:glue-point-type="segments" draw:type="mso-spt100" draw:modifiers="89.1719169835492 -1.1675772624621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8" draw:text-style-name="P3" draw:layer="layout" svg:width="3.093cm" svg:height="1.119cm" svg:x="14.932cm" svg:y="5.788cm">
          <draw:text-box>
            <text:p text:style-name="P9"><text:span text:style-name="T2">Kitchen</text:span></text:p>
          </draw:text-box>
        </draw:frame>
        <draw:frame draw:style-name="gr8" draw:text-style-name="P3" draw:layer="layout" svg:width="4.816cm" svg:height="1.119cm" svg:x="20.869cm" svg:y="13.029cm">
          <draw:text-box>
            <text:p text:style-name="P9"><text:span text:style-name="T2">Living Room</text:span></text:p>
          </draw:text-box>
        </draw:frame>
        <draw:frame draw:style-name="gr8" draw:text-style-name="P3" draw:layer="layout" svg:width="3.647cm" svg:height="1.119cm" svg:x="8.382cm" svg:y="5.134cm">
          <draw:text-box>
            <text:p text:style-name="P9"><text:span text:style-name="T2">Bedroom</text:span></text:p>
          </draw:text-box>
        </draw:frame>
        <draw:frame draw:style-name="gr8" draw:text-style-name="P3" draw:layer="layout" svg:width="3.304cm" svg:height="1.119cm" svg:x="2.738cm" svg:y="13.516cm">
          <draw:text-box>
            <text:p text:style-name="P9"><text:span text:style-name="T2">Corridor</text:span></text:p>
          </draw:text-box>
        </draw:frame>
        <draw:custom-shape draw:style-name="gr19" draw:text-style-name="P1" draw:layer="Layout" svg:width="0.762cm" svg:height="0.762cm" svg:x="11.884cm" svg:y="9.8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762cm" svg:height="0.762cm" svg:x="25.908cm" svg:y="13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2.032cm" svg:height="0.508cm" svg:x="22.352cm" svg:y="15.39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762cm" svg:height="0.762cm" svg:x="11.938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62cm" svg:height="0.762cm" svg:x="5.688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508cm" svg:height="1.27cm" svg:x="12.346cm" svg:y="4.8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.54cm" svg:height="1.27cm" svg:x="5.588cm" svg:y="5.33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016cm" svg:height="1.27cm" svg:x="5.588cm" svg:y="9.39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762cm" svg:height="0.762cm" svg:x="6.858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62cm" svg:height="0.762cm" svg:x="5.334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0.762cm" svg:height="0.762cm" svg:x="12.546cm" svg:y="11.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1.524cm" svg:height="0.508cm" svg:x="6.858cm" svg:y="11.17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524cm" svg:height="0.508cm" svg:x="15.494cm" svg:y="1.52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508cm" svg:height="1.27cm" svg:x="13.208cm" svg:y="4.82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654cm" svg:height="1.778cm" svg:x="13.262cm" svg:y="7.1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762cm" svg:height="0.762cm" svg:x="19.304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654cm" svg:height="1.778cm" svg:x="19.312cm" svg:y="9.59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.286cm" svg:height="0.762cm" svg:x="19.912cm" svg:y="1.34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508cm" svg:height="1.27cm" svg:x="26.362cm" svg:y="4.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016cm" svg:height="1.016cm" svg:x="24.022cm" svg:y="10.61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762cm" svg:height="0.762cm" svg:x="24.13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762cm" svg:height="0.762cm" svg:x="23.014cm" svg:y="10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762cm" svg:height="0.762cm" svg:x="25.3cm" svg:y="10.7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2.54cm" svg:height="1.016cm" svg:x="20.574cm" svg:y="4.57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762cm" svg:height="0.762cm" svg:x="20.828cm" svg:y="5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762cm" svg:height="0.762cm" svg:x="22.129cm" svg:y="5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762cm" svg:height="0.762cm" svg:x="22.13cm" svg:y="3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762cm" svg:height="0.762cm" svg:x="20.831cm" svg:y="3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508cm" svg:height="1.27cm" svg:x="18.442cm" svg:y="5.33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1.166cm" svg:height="1.673cm" svg:x="3.144cm" svg:y="17.88cm">
          <draw:text-box>
            <text:p text:style-name="P8"><text:span text:style-name="T1">Following and guiding: ARENA B</text:span></text:p>
          </draw:text-box>
        </draw:frame>
        <draw:frame draw:style-name="gr8" draw:text-style-name="P3" draw:layer="layout" svg:width="4.985cm" svg:height="1.119cm" svg:x="20.784cm" svg:y="6.625cm">
          <draw:text-box>
            <text:p text:style-name="P9"><text:span text:style-name="T2">Dining Room</text:span></text:p>
          </draw:text-box>
        </draw:frame>
        <draw:line draw:style-name="gr10" draw:text-style-name="P1" draw:layer="layout" svg:x1="19.158cm" svg:y1="8.99cm" svg:x2="26.924cm" svg:y2="8.99cm">
          <text:p/>
        </draw:line>
        <draw:frame draw:style-name="gr8" draw:text-style-name="P6" draw:layer="layout" svg:width="0.853cm" svg:height="0.962cm" svg:x="6.48cm" svg:y="5.572cm">
          <draw:text-box>
            <text:p text:style-name="P6"><text:span text:style-name="T3">1</text:span></text:p>
          </draw:text-box>
        </draw:frame>
        <draw:frame draw:style-name="gr8" draw:text-style-name="P6" draw:layer="layout" svg:width="0.853cm" svg:height="0.962cm" svg:x="5.781cm" svg:y="9.572cm">
          <draw:text-box>
            <text:p text:style-name="P6"><text:span text:style-name="T3">2</text:span></text:p>
          </draw:text-box>
        </draw:frame>
        <draw:frame draw:style-name="gr8" draw:text-style-name="P6" draw:layer="layout" svg:width="0.853cm" svg:height="0.962cm" svg:x="12.182cm" svg:y="5.072cm">
          <draw:text-box>
            <text:p text:style-name="P6"><text:span text:style-name="T3">3</text:span></text:p>
          </draw:text-box>
        </draw:frame>
        <draw:frame draw:style-name="gr8" draw:text-style-name="P6" draw:layer="layout" svg:width="0.853cm" svg:height="0.962cm" svg:x="13.083cm" svg:y="4.972cm">
          <draw:text-box>
            <text:p text:style-name="P6"><text:span text:style-name="T3">4</text:span></text:p>
          </draw:text-box>
        </draw:frame>
        <draw:frame draw:style-name="gr8" draw:text-style-name="P6" draw:layer="layout" svg:width="0.853cm" svg:height="0.962cm" svg:x="13.284cm" svg:y="7.672cm">
          <draw:text-box>
            <text:p text:style-name="P6"><text:span text:style-name="T3">5</text:span></text:p>
          </draw:text-box>
        </draw:frame>
        <draw:frame draw:style-name="gr8" draw:text-style-name="P6" draw:layer="layout" svg:width="0.853cm" svg:height="0.962cm" svg:x="15.885cm" svg:y="1.372cm">
          <draw:text-box>
            <text:p text:style-name="P6"><text:span text:style-name="T3">6</text:span></text:p>
          </draw:text-box>
        </draw:frame>
        <draw:frame draw:style-name="gr8" draw:text-style-name="P6" draw:layer="layout" svg:width="0.853cm" svg:height="0.962cm" svg:x="18.286cm" svg:y="5.572cm">
          <draw:text-box>
            <text:p text:style-name="P6"><text:span text:style-name="T3">7</text:span></text:p>
          </draw:text-box>
        </draw:frame>
        <draw:frame draw:style-name="gr8" draw:text-style-name="P6" draw:layer="layout" svg:width="0.853cm" svg:height="0.962cm" svg:x="20.687cm" svg:y="1.272cm">
          <draw:text-box>
            <text:p text:style-name="P6"><text:span text:style-name="T3">8</text:span></text:p>
          </draw:text-box>
        </draw:frame>
        <draw:frame draw:style-name="gr8" draw:text-style-name="P6" draw:layer="layout" svg:width="0.853cm" svg:height="0.962cm" svg:x="21.388cm" svg:y="4.672cm">
          <draw:text-box>
            <text:p text:style-name="P6"><text:span text:style-name="T3">9</text:span></text:p>
          </draw:text-box>
        </draw:frame>
        <draw:frame draw:style-name="gr8" draw:text-style-name="P6" draw:layer="layout" svg:width="1.205cm" svg:height="0.962cm" svg:x="25.889cm" svg:y="5.072cm">
          <draw:text-box>
            <text:p text:style-name="P6"><text:span text:style-name="T3">10</text:span></text:p>
          </draw:text-box>
        </draw:frame>
        <draw:frame draw:style-name="gr8" draw:text-style-name="P6" draw:layer="layout" svg:width="1.205cm" svg:height="0.962cm" svg:x="19.09cm" svg:y="9.972cm">
          <draw:text-box>
            <text:p text:style-name="P6"><text:span text:style-name="T3">11</text:span></text:p>
          </draw:text-box>
        </draw:frame>
        <draw:frame draw:style-name="gr8" draw:text-style-name="P6" draw:layer="layout" svg:width="1.205cm" svg:height="0.962cm" svg:x="23.891cm" svg:y="10.672cm">
          <draw:text-box>
            <text:p text:style-name="P6"><text:span text:style-name="T3">12</text:span></text:p>
          </draw:text-box>
        </draw:frame>
        <draw:frame draw:style-name="gr8" draw:text-style-name="P6" draw:layer="layout" svg:width="1.205cm" svg:height="0.962cm" svg:x="22.792cm" svg:y="15.172cm">
          <draw:text-box>
            <text:p text:style-name="P6"><text:span text:style-name="T3">13</text:span></text:p>
          </draw:text-box>
        </draw:frame>
        <draw:frame draw:style-name="gr8" draw:text-style-name="P6" draw:layer="layout" svg:width="1.205cm" svg:height="0.962cm" svg:x="6.993cm" svg:y="10.972cm">
          <draw:text-box>
            <text:p text:style-name="P6"><text:span text:style-name="T3">14</text:span></text:p>
          </draw:text-box>
        </draw:frame>
        <draw:g>
          <draw:line draw:style-name="gr13" draw:text-style-name="P1" draw:layer="layout" svg:x1="7.9cm" svg:y1="13.672cm" svg:x2="6.342cm" svg:y2="13.702cm">
            <text:p/>
          </draw:line>
          <draw:frame draw:style-name="gr15" draw:text-style-name="P7" draw:layer="layout" svg:width="4.064cm" svg:height="1.673cm" draw:transform="rotate (-0.00506145483078437) translate (5.747cm 14.161cm)">
            <draw:text-box>
              <text:p><text:span text:style-name="T4">Robot start pose</text:span></text:p>
            </draw:text-box>
          </draw:frame>
        </draw:g>
        <draw:custom-shape draw:style-name="gr22" draw:text-style-name="P11" draw:layer="Layout" svg:width="1.793cm" svg:height="1.823cm" svg:x="15.963cm" svg:y="13.024cm">
          <text:p text:style-name="P5"><text:span text:style-name="T5">Prep are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1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3" draw:text-style-name="P2" draw:layer="layout" svg:width="6.858cm" svg:height="1.673cm" svg:x="11.274cm" svg:y="17.88cm">
          <draw:text-box>
            <text:p text:style-name="P8"><text:span text:style-name="T1">ARENA A</text:span></text:p>
          </draw:text-box>
        </draw:frame>
        <draw:frame draw:style-name="standard" draw:layer="layout" svg:width="23.783cm" svg:height="17.13cm" svg:x="0.854cm" svg:y="0.64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>
                <text:p text:style-name="P5">Location</text:p>
              </table:table-cell>
              <table:table-cell>
                <text:p text:style-name="P6">Room/Area</text:p>
              </table:table-cell>
              <table:table-cell>
                <text:p text:style-name="P6">Name</text:p>
              </table:table-cell>
            </table:table-row>
            <table:table-row table:style-name="ro1" table:default-cell-style-name="ce2">
              <table:table-cell table:style-name="ce1">
                <text:p text:style-name="P5">1</text:p>
              </table:table-cell>
              <table:table-cell>
                <text:p text:style-name="P6">Office</text:p>
              </table:table-cell>
              <table:table-cell>
                <text:p text:style-name="P6">Drawer</text:p>
              </table:table-cell>
            </table:table-row>
            <table:table-row table:style-name="ro1" table:default-cell-style-name="ce2">
              <table:table-cell table:style-name="ce1">
                <text:p text:style-name="P5">2</text:p>
              </table:table-cell>
              <table:table-cell>
                <text:p text:style-name="P6">Office</text:p>
              </table:table-cell>
              <table:table-cell>
                <text:p text:style-name="P6">Desk</text:p>
              </table:table-cell>
            </table:table-row>
            <table:table-row table:style-name="ro1" table:default-cell-style-name="ce2">
              <table:table-cell table:style-name="ce1">
                <text:p text:style-name="P5">3</text:p>
              </table:table-cell>
              <table:table-cell>
                <text:p text:style-name="P6">Bedroom</text:p>
              </table:table-cell>
              <table:table-cell>
                <text:p text:style-name="P6">Bed</text:p>
              </table:table-cell>
            </table:table-row>
            <table:table-row table:style-name="ro1" table:default-cell-style-name="ce2">
              <table:table-cell table:style-name="ce1">
                <text:p text:style-name="P5">4</text:p>
              </table:table-cell>
              <table:table-cell>
                <text:p text:style-name="P6">Bedroom</text:p>
              </table:table-cell>
              <table:table-cell>
                <text:p text:style-name="P6">Bedside</text:p>
              </table:table-cell>
            </table:table-row>
            <table:table-row table:style-name="ro1" table:default-cell-style-name="ce2">
              <table:table-cell table:style-name="ce1">
                <text:p text:style-name="P5">5</text:p>
              </table:table-cell>
              <table:table-cell>
                <text:p text:style-name="P6">Kitchen</text:p>
              </table:table-cell>
              <table:table-cell>
                <text:p text:style-name="P6">Bar</text:p>
              </table:table-cell>
            </table:table-row>
            <table:table-row table:style-name="ro1" table:default-cell-style-name="ce2">
              <table:table-cell table:style-name="ce1">
                <text:p text:style-name="P5">6</text:p>
              </table:table-cell>
              <table:table-cell>
                <text:p text:style-name="P6">Kitchen</text:p>
              </table:table-cell>
              <table:table-cell>
                <text:p text:style-name="P6">Cupboard</text:p>
              </table:table-cell>
            </table:table-row>
            <table:table-row table:style-name="ro1" table:default-cell-style-name="ce2">
              <table:table-cell table:style-name="ce1">
                <text:p text:style-name="P5">7</text:p>
              </table:table-cell>
              <table:table-cell>
                <text:p text:style-name="P6">Kitchen</text:p>
              </table:table-cell>
              <table:table-cell>
                <text:p text:style-name="P6">Sink</text:p>
              </table:table-cell>
            </table:table-row>
            <table:table-row table:style-name="ro1" table:default-cell-style-name="ce2">
              <table:table-cell table:style-name="ce1">
                <text:p text:style-name="P5">8</text:p>
              </table:table-cell>
              <table:table-cell>
                <text:p text:style-name="P6">Kitchen</text:p>
              </table:table-cell>
              <table:table-cell>
                <text:p text:style-name="P6">Sideshelf</text:p>
              </table:table-cell>
            </table:table-row>
            <table:table-row table:style-name="ro1" table:default-cell-style-name="ce2">
              <table:table-cell table:style-name="ce1">
                <text:p text:style-name="P5">9</text:p>
              </table:table-cell>
              <table:table-cell>
                <text:p text:style-name="P6">Kitchen</text:p>
              </table:table-cell>
              <table:table-cell>
                <text:p text:style-name="P6">Bookcase</text:p>
              </table:table-cell>
            </table:table-row>
            <table:table-row table:style-name="ro1" table:default-cell-style-name="ce2">
              <table:table-cell table:style-name="ce1">
                <text:p text:style-name="P5">10</text:p>
              </table:table-cell>
              <table:table-cell>
                <text:p text:style-name="P6">Kitchen</text:p>
              </table:table-cell>
              <table:table-cell>
                <text:p text:style-name="P6">Dining Table</text:p>
              </table:table-cell>
            </table:table-row>
            <table:table-row table:style-name="ro1" table:default-cell-style-name="ce2">
              <table:table-cell table:style-name="ce1">
                <text:p text:style-name="P5">11</text:p>
              </table:table-cell>
              <table:table-cell>
                <text:p text:style-name="P6">Living room</text:p>
              </table:table-cell>
              <table:table-cell>
                <text:p text:style-name="P6">TV stand</text:p>
              </table:table-cell>
            </table:table-row>
            <table:table-row table:style-name="ro1" table:default-cell-style-name="ce2">
              <table:table-cell table:style-name="ce1">
                <text:p text:style-name="P5">12</text:p>
              </table:table-cell>
              <table:table-cell>
                <text:p text:style-name="P6">Living room</text:p>
              </table:table-cell>
              <table:table-cell>
                <text:p text:style-name="P6">Living shelf</text:p>
              </table:table-cell>
            </table:table-row>
            <table:table-row table:style-name="ro1" table:default-cell-style-name="ce2">
              <table:table-cell table:style-name="ce1">
                <text:p text:style-name="P5">13</text:p>
              </table:table-cell>
              <table:table-cell>
                <text:p text:style-name="P6">Living room</text:p>
              </table:table-cell>
              <table:table-cell>
                <text:p text:style-name="P6">Living Table</text:p>
              </table:table-cell>
            </table:table-row>
            <table:table-row table:style-name="ro2" table:default-cell-style-name="ce2">
              <table:table-cell table:style-name="ce1">
                <text:p text:style-name="P5">14</text:p>
              </table:table-cell>
              <table:table-cell>
                <text:p text:style-name="P6">Corridor</text:p>
              </table:table-cell>
              <table:table-cell>
                <text:p text:style-name="P6">Cabinet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1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3" draw:text-style-name="P2" draw:layer="layout" svg:width="6.858cm" svg:height="1.673cm" svg:x="11.274cm" svg:y="17.88cm">
          <draw:text-box>
            <text:p><text:span text:style-name="T1">ARENA B</text:span></text:p>
          </draw:text-box>
        </draw:frame>
        <draw:frame draw:style-name="standard" draw:layer="layout" svg:width="23.783cm" svg:height="17.13cm" svg:x="0.854cm" svg:y="0.64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>
                <text:p text:style-name="P1"><text:span text:style-name="T3">Location</text:span></text:p>
              </table:table-cell>
              <table:table-cell>
                <text:p><text:span text:style-name="T3">Room/Area</text:span></text:p>
              </table:table-cell>
              <table:table-cell>
                <text:p><text:span text:style-name="T3">Name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3">1</text:span></text:p>
              </table:table-cell>
              <table:table-cell>
                <text:p><text:span text:style-name="T3">Bedroom</text:span></text:p>
              </table:table-cell>
              <table:table-cell>
                <text:p><text:span text:style-name="T3">Bed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3">2</text:span></text:p>
              </table:table-cell>
              <table:table-cell>
                <text:p><text:span text:style-name="T3">Bedroom</text:span></text:p>
              </table:table-cell>
              <table:table-cell>
                <text:p><text:span text:style-name="T3">Desk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3">3</text:span></text:p>
              </table:table-cell>
              <table:table-cell>
                <text:p><text:span text:style-name="T3">Bedroom</text:span></text:p>
              </table:table-cell>
              <table:table-cell>
                <text:p><text:span text:style-name="T3">Bedside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3">4</text:span></text:p>
              </table:table-cell>
              <table:table-cell>
                <text:p><text:span text:style-name="T3">Kitchen</text:span></text:p>
              </table:table-cell>
              <table:table-cell>
                <text:p>Bar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3">5</text:span></text:p>
              </table:table-cell>
              <table:table-cell>
                <text:p><text:span text:style-name="T3">Kitchen</text:span></text:p>
              </table:table-cell>
              <table:table-cell>
                <text:p>Sink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3">6</text:span></text:p>
              </table:table-cell>
              <table:table-cell>
                <text:p><text:span text:style-name="T3">Kitchen</text:span></text:p>
              </table:table-cell>
              <table:table-cell>
                <text:p>Cupboard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3">7</text:span></text:p>
              </table:table-cell>
              <table:table-cell>
                <text:p><text:span text:style-name="T3">Kitchen</text:span></text:p>
              </table:table-cell>
              <table:table-cell>
                <text:p>Sideshelf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3">8</text:span></text:p>
              </table:table-cell>
              <table:table-cell>
                <text:p><text:span text:style-name="T3">Dining room</text:span></text:p>
              </table:table-cell>
              <table:table-cell>
                <text:p><text:span text:style-name="T3">TV stand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3">9</text:span></text:p>
              </table:table-cell>
              <table:table-cell>
                <text:p>Dining room</text:p>
              </table:table-cell>
              <table:table-cell>
                <text:p>Dining Table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3">10</text:span></text:p>
              </table:table-cell>
              <table:table-cell>
                <text:p>Dining room</text:p>
              </table:table-cell>
              <table:table-cell>
                <text:p>Bookcase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3">11</text:span></text:p>
              </table:table-cell>
              <table:table-cell>
                <text:p><text:span text:style-name="T3">Living room</text:span></text:p>
              </table:table-cell>
              <table:table-cell>
                <text:p>Living shelf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3">12</text:span></text:p>
              </table:table-cell>
              <table:table-cell>
                <text:p><text:span text:style-name="T3">Living room</text:span></text:p>
              </table:table-cell>
              <table:table-cell>
                <text:p>Living Table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3">13</text:span></text:p>
              </table:table-cell>
              <table:table-cell>
                <text:p><text:span text:style-name="T3">Living room</text:span></text:p>
              </table:table-cell>
              <table:table-cell>
                <text:p>Drawer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3">14</text:span></text:p>
              </table:table-cell>
              <table:table-cell>
                <text:p><text:span text:style-name="T3">Corridor</text:span></text:p>
              </table:table-cell>
              <table:table-cell>
                <text:p><text:span text:style-name="T3">Cabinet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1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8T13:34:14.788494235</meta:creation-date>
    <dc:date>2016-06-30T21:05:15.082977441</dc:date>
    <meta:editing-duration>PT4H33M18S</meta:editing-duration>
    <meta:editing-cycles>23</meta:editing-cycles>
    <meta:generator>LibreOffice/4.2.8.2$Linux_X86_64 LibreOffice_project/420m0$Build-2</meta:generator>
    <meta:print-date>2016-06-30T20:36:57.601634128</meta:print-date>
    <meta:document-statistic meta:object-count="972"/>
  </office:meta>
</office:document-meta>
</file>